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6pt" svg:x="952.13pt" svg:y="0pt">
            <draw:object draw:notify-on-update-of-ranges="Sheet1.E2:Sheet1.E2 Sheet1.C2:Sheet1.C13 Sheet1.A1:Sheet1.A1 Sheet1.E2:Sheet1.E13 Sheet1.C2:Sheet1.C13 Sheet1.A1:Sheet1.A1 Sheet1.F2:Sheet1.F13 Sheet1.C2:Sheet1.C13 Sheet1.A1:Sheet1.A1 Sheet1.G2:Sheet1.G13 Sheet1.C2:Sheet1.C13 Sheet1.A1:Sheet1.A1 Sheet1.H2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Simple Event Lo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thod Name</text:p>
          </table:table-cell>
          <table:table-cell/>
          <table:table-cell office:value-type="string" calcext:value-type="string">
            <text:p>P(log_neg)</text:p>
          </table:table-cell>
          <table:table-cell/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5"/>
          <table:table-cell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2)" office:value-type="float" office:value="1" calcext:value-type="float">
            <text:p>1</text:p>
          </table:table-cell>
          <table:table-cell table:formula="of:=1-[.$C3] + RAND()*MIN([.$C3]; 0.2)" office:value-type="float" office:value="1" calcext:value-type="float">
            <text:p>1</text:p>
          </table:table-cell>
          <table:table-cell table:formula="of:=1-[.$C3] + RAND()*MIN([.$C3]; 0.3)" office:value-type="float" office:value="1" calcext:value-type="float">
            <text:p>1</text:p>
          </table:table-cell>
          <table:table-cell/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formula="of:=1-[.$C4] + RAND()*MIN([.$C4]; 0.1)" office:value-type="float" office:value="0.933008875226018" calcext:value-type="float">
            <text:p>0.933008875226018</text:p>
          </table:table-cell>
          <table:table-cell table:formula="of:=1-[.$C4] + RAND()*MIN([.$C4]; 0.2)" office:value-type="float" office:value="0.999244525385125" calcext:value-type="float">
            <text:p>0.999244525385125</text:p>
          </table:table-cell>
          <table:table-cell table:formula="of:=1-[.$C4] + RAND()*MIN([.$C4]; 0.2)" office:value-type="float" office:value="0.918176199750153" calcext:value-type="float">
            <text:p>0.918176199750153</text:p>
          </table:table-cell>
          <table:table-cell table:formula="of:=1-[.$C4] + RAND()*MIN([.$C4]; 0.3)" office:value-type="float" office:value="0.937228480222022" calcext:value-type="float">
            <text:p>0.937228480222022</text:p>
          </table:table-cell>
          <table:table-cell/>
          <table:table-cell table:formula="of:=1-[.$C4] + RAND()*MIN([.$C4]; 0.1)" office:value-type="float" office:value="0.985245330078045" calcext:value-type="float">
            <text:p>0.985245330078045</text:p>
          </table:table-cell>
          <table:table-cell table:formula="of:=1-[.$C4] + RAND()*MIN([.$C4]; 0.1)" office:value-type="float" office:value="0.905381968532472" calcext:value-type="float">
            <text:p>0.905381968532472</text:p>
          </table:table-cell>
          <table:table-cell table:formula="of:=1-[.$C4] + RAND()*MIN([.$C4]; 0.1)" office:value-type="float" office:value="0.985897916200632" calcext:value-type="float">
            <text:p>0.985897916200632</text:p>
          </table:table-cell>
          <table:table-cell table:formula="of:=1-[.$C4] + RAND()*MIN([.$C4]; 0.1)" office:value-type="float" office:value="0.909496160651953" calcext:value-type="float">
            <text:p>0.9094961606519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1-[.$C5] + RAND()*MIN([.$C5]; 0.1)" office:value-type="float" office:value="0.855904233508185" calcext:value-type="float">
            <text:p>0.855904233508185</text:p>
          </table:table-cell>
          <table:table-cell table:formula="of:=1-[.$C5] + RAND()*MIN([.$C5]; 0.2)" office:value-type="float" office:value="0.976036440790898" calcext:value-type="float">
            <text:p>0.976036440790898</text:p>
          </table:table-cell>
          <table:table-cell table:formula="of:=1-[.$C5] + RAND()*MIN([.$C5]; 0.2)" office:value-type="float" office:value="0.800390414644754" calcext:value-type="float">
            <text:p>0.800390414644754</text:p>
          </table:table-cell>
          <table:table-cell table:formula="of:=1-[.$C5] + RAND()*MIN([.$C5]; 0.3)" office:value-type="float" office:value="0.908337423548656" calcext:value-type="float">
            <text:p>0.908337423548656</text:p>
          </table:table-cell>
          <table:table-cell/>
          <table:table-cell table:formula="of:=1-[.$C5] + RAND()*MIN([.$C5]; 0.1)" office:value-type="float" office:value="0.803260502332033" calcext:value-type="float">
            <text:p>0.803260502332033</text:p>
          </table:table-cell>
          <table:table-cell table:formula="of:=1-[.$C5] + RAND()*MIN([.$C5]; 0.1)" office:value-type="float" office:value="0.837893369026133" calcext:value-type="float">
            <text:p>0.837893369026133</text:p>
          </table:table-cell>
          <table:table-cell table:formula="of:=1-[.$C5] + RAND()*MIN([.$C5]; 0.1)" office:value-type="float" office:value="0.895937983685909" calcext:value-type="float">
            <text:p>0.895937983685909</text:p>
          </table:table-cell>
          <table:table-cell table:formula="of:=1-[.$C5] + RAND()*MIN([.$C5]; 0.1)" office:value-type="float" office:value="0.843120967915228" calcext:value-type="float">
            <text:p>0.8431209679152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formula="of:=1-[.$C6] + RAND()*MIN([.$C6]; 0.1)" office:value-type="float" office:value="0.764170577654665" calcext:value-type="float">
            <text:p>0.764170577654665</text:p>
          </table:table-cell>
          <table:table-cell table:formula="of:=1-[.$C6] + RAND()*MIN([.$C6]; 0.2)" office:value-type="float" office:value="0.731984400112676" calcext:value-type="float">
            <text:p>0.731984400112676</text:p>
          </table:table-cell>
          <table:table-cell table:formula="of:=1-[.$C6] + RAND()*MIN([.$C6]; 0.2)" office:value-type="float" office:value="0.869192907284161" calcext:value-type="float">
            <text:p>0.869192907284161</text:p>
          </table:table-cell>
          <table:table-cell table:formula="of:=1-[.$C6] + RAND()*MIN([.$C6]; 0.3)" office:value-type="float" office:value="0.867578967007069" calcext:value-type="float">
            <text:p>0.867578967007069</text:p>
          </table:table-cell>
          <table:table-cell/>
          <table:table-cell table:formula="of:=1-[.$C6] + RAND()*MIN([.$C6]; 0.1)" office:value-type="float" office:value="0.714349118530736" calcext:value-type="float">
            <text:p>0.714349118530736</text:p>
          </table:table-cell>
          <table:table-cell table:formula="of:=1-[.$C6] + RAND()*MIN([.$C6]; 0.1)" office:value-type="float" office:value="0.773939146833378" calcext:value-type="float">
            <text:p>0.773939146833378</text:p>
          </table:table-cell>
          <table:table-cell table:formula="of:=1-[.$C6] + RAND()*MIN([.$C6]; 0.1)" office:value-type="float" office:value="0.785579965381863" calcext:value-type="float">
            <text:p>0.785579965381863</text:p>
          </table:table-cell>
          <table:table-cell table:formula="of:=1-[.$C6] + RAND()*MIN([.$C6]; 0.1)" office:value-type="float" office:value="0.723899670448919" calcext:value-type="float">
            <text:p>0.7238996704489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formula="of:=1-[.$C7] + RAND()*MIN([.$C7]; 0.1)" office:value-type="float" office:value="0.630779845480985" calcext:value-type="float">
            <text:p>0.630779845480985</text:p>
          </table:table-cell>
          <table:table-cell table:formula="of:=1-[.$C7] + RAND()*MIN([.$C7]; 0.2)" office:value-type="float" office:value="0.626971553037601" calcext:value-type="float">
            <text:p>0.626971553037601</text:p>
          </table:table-cell>
          <table:table-cell table:formula="of:=1-[.$C7] + RAND()*MIN([.$C7]; 0.2)" office:value-type="float" office:value="0.622878527980557" calcext:value-type="float">
            <text:p>0.622878527980557</text:p>
          </table:table-cell>
          <table:table-cell table:formula="of:=1-[.$C7] + RAND()*MIN([.$C7]; 0.3)" office:value-type="float" office:value="0.862650624528469" calcext:value-type="float">
            <text:p>0.862650624528469</text:p>
          </table:table-cell>
          <table:table-cell/>
          <table:table-cell table:formula="of:=1-[.$C7] + RAND()*MIN([.$C7]; 0.1)" office:value-type="float" office:value="0.630859497068515" calcext:value-type="float">
            <text:p>0.630859497068515</text:p>
          </table:table-cell>
          <table:table-cell table:formula="of:=1-[.$C7] + RAND()*MIN([.$C7]; 0.1)" office:value-type="float" office:value="0.644482121814446" calcext:value-type="float">
            <text:p>0.644482121814446</text:p>
          </table:table-cell>
          <table:table-cell table:formula="of:=1-[.$C7] + RAND()*MIN([.$C7]; 0.1)" office:value-type="float" office:value="0.657799657483106" calcext:value-type="float">
            <text:p>0.657799657483106</text:p>
          </table:table-cell>
          <table:table-cell table:formula="of:=1-[.$C7] + RAND()*MIN([.$C7]; 0.1)" office:value-type="float" office:value="0.682469157059728" calcext:value-type="float">
            <text:p>0.6824691570597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formula="of:=1-[.$C8] + RAND()*MIN([.$C8]; 0.1)" office:value-type="float" office:value="0.522464650655052" calcext:value-type="float">
            <text:p>0.522464650655052</text:p>
          </table:table-cell>
          <table:table-cell table:formula="of:=1-[.$C8] + RAND()*MIN([.$C8]; 0.2)" office:value-type="float" office:value="0.617088773950277" calcext:value-type="float">
            <text:p>0.617088773950277</text:p>
          </table:table-cell>
          <table:table-cell table:formula="of:=1-[.$C8] + RAND()*MIN([.$C8]; 0.2)" office:value-type="float" office:value="0.657158923892602" calcext:value-type="float">
            <text:p>0.657158923892602</text:p>
          </table:table-cell>
          <table:table-cell table:formula="of:=1-[.$C8] + RAND()*MIN([.$C8]; 0.3)" office:value-type="float" office:value="0.724478387501745" calcext:value-type="float">
            <text:p>0.724478387501745</text:p>
          </table:table-cell>
          <table:table-cell/>
          <table:table-cell table:formula="of:=1-[.$C8] + RAND()*MIN([.$C8]; 0.1)" office:value-type="float" office:value="0.53594190772977" calcext:value-type="float">
            <text:p>0.53594190772977</text:p>
          </table:table-cell>
          <table:table-cell table:formula="of:=1-[.$C8] + RAND()*MIN([.$C8]; 0.1)" office:value-type="float" office:value="0.570454902998146" calcext:value-type="float">
            <text:p>0.570454902998146</text:p>
          </table:table-cell>
          <table:table-cell table:formula="of:=1-[.$C8] + RAND()*MIN([.$C8]; 0.1)" office:value-type="float" office:value="0.533887752105195" calcext:value-type="float">
            <text:p>0.533887752105195</text:p>
          </table:table-cell>
          <table:table-cell table:formula="of:=1-[.$C8] + RAND()*MIN([.$C8]; 0.1)" office:value-type="float" office:value="0.512399000164565" calcext:value-type="float">
            <text:p>0.5123990001645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1-[.$C9] + RAND()*MIN([.$C9]; 0.1)" office:value-type="float" office:value="0.403599648410278" calcext:value-type="float">
            <text:p>0.403599648410278</text:p>
          </table:table-cell>
          <table:table-cell table:formula="of:=1-[.$C9] + RAND()*MIN([.$C9]; 0.2)" office:value-type="float" office:value="0.593367737201891" calcext:value-type="float">
            <text:p>0.593367737201891</text:p>
          </table:table-cell>
          <table:table-cell table:formula="of:=1-[.$C9] + RAND()*MIN([.$C9]; 0.2)" office:value-type="float" office:value="0.561947194444228" calcext:value-type="float">
            <text:p>0.561947194444228</text:p>
          </table:table-cell>
          <table:table-cell table:formula="of:=1-[.$C9] + RAND()*MIN([.$C9]; 0.3)" office:value-type="float" office:value="0.692300136434914" calcext:value-type="float">
            <text:p>0.692300136434914</text:p>
          </table:table-cell>
          <table:table-cell/>
          <table:table-cell table:formula="of:=1-[.$C9] + RAND()*MIN([.$C9]; 0.1)" office:value-type="float" office:value="0.498173492381319" calcext:value-type="float">
            <text:p>0.498173492381319</text:p>
          </table:table-cell>
          <table:table-cell table:formula="of:=1-[.$C9] + RAND()*MIN([.$C9]; 0.1)" office:value-type="float" office:value="0.411222721976609" calcext:value-type="float">
            <text:p>0.411222721976609</text:p>
          </table:table-cell>
          <table:table-cell table:formula="of:=1-[.$C9] + RAND()*MIN([.$C9]; 0.1)" office:value-type="float" office:value="0.496765691870823" calcext:value-type="float">
            <text:p>0.496765691870823</text:p>
          </table:table-cell>
          <table:table-cell table:formula="of:=1-[.$C9] + RAND()*MIN([.$C9]; 0.1)" office:value-type="float" office:value="0.449218395453699" calcext:value-type="float">
            <text:p>0.44921839545369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table:formula="of:=1-[.$C10] + RAND()*MIN([.$C10]; 0.1)" office:value-type="float" office:value="0.318209558488759" calcext:value-type="float">
            <text:p>0.318209558488759</text:p>
          </table:table-cell>
          <table:table-cell table:formula="of:=1-[.$C10] + RAND()*MIN([.$C10]; 0.2)" office:value-type="float" office:value="0.469212860169233" calcext:value-type="float">
            <text:p>0.469212860169233</text:p>
          </table:table-cell>
          <table:table-cell table:formula="of:=1-[.$C10] + RAND()*MIN([.$C10]; 0.2)" office:value-type="float" office:value="0.386066695017678" calcext:value-type="float">
            <text:p>0.386066695017678</text:p>
          </table:table-cell>
          <table:table-cell table:formula="of:=1-[.$C10] + RAND()*MIN([.$C10]; 0.3)" office:value-type="float" office:value="0.483379448129091" calcext:value-type="float">
            <text:p>0.483379448129091</text:p>
          </table:table-cell>
          <table:table-cell/>
          <table:table-cell table:formula="of:=1-[.$C10] + RAND()*MIN([.$C10]; 0.1)" office:value-type="float" office:value="0.356682368044764" calcext:value-type="float">
            <text:p>0.356682368044764</text:p>
          </table:table-cell>
          <table:table-cell table:formula="of:=1-[.$C10] + RAND()*MIN([.$C10]; 0.1)" office:value-type="float" office:value="0.364459631070672" calcext:value-type="float">
            <text:p>0.364459631070672</text:p>
          </table:table-cell>
          <table:table-cell table:formula="of:=1-[.$C10] + RAND()*MIN([.$C10]; 0.1)" office:value-type="float" office:value="0.342792149379957" calcext:value-type="float">
            <text:p>0.342792149379957</text:p>
          </table:table-cell>
          <table:table-cell table:formula="of:=1-[.$C10] + RAND()*MIN([.$C10]; 0.1)" office:value-type="float" office:value="0.380991482732855" calcext:value-type="float">
            <text:p>0.3809914827328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1-[.$C11] + RAND()*MIN([.$C11]; 0.1)" office:value-type="float" office:value="0.230721225339081" calcext:value-type="float">
            <text:p>0.230721225339081</text:p>
          </table:table-cell>
          <table:table-cell table:formula="of:=1-[.$C11] + RAND()*MIN([.$C11]; 0.2)" office:value-type="float" office:value="0.336158733991022" calcext:value-type="float">
            <text:p>0.336158733991022</text:p>
          </table:table-cell>
          <table:table-cell table:formula="of:=1-[.$C11] + RAND()*MIN([.$C11]; 0.2)" office:value-type="float" office:value="0.369228030010206" calcext:value-type="float">
            <text:p>0.369228030010206</text:p>
          </table:table-cell>
          <table:table-cell table:formula="of:=1-[.$C11] + RAND()*MIN([.$C11]; 0.3)" office:value-type="float" office:value="0.425477824325252" calcext:value-type="float">
            <text:p>0.425477824325252</text:p>
          </table:table-cell>
          <table:table-cell/>
          <table:table-cell table:formula="of:=1-[.$C11] + RAND()*MIN([.$C11]; 0.1)" office:value-type="float" office:value="0.285712970973603" calcext:value-type="float">
            <text:p>0.285712970973603</text:p>
          </table:table-cell>
          <table:table-cell table:formula="of:=1-[.$C11] + RAND()*MIN([.$C11]; 0.1)" office:value-type="float" office:value="0.215923974755061" calcext:value-type="float">
            <text:p>0.215923974755061</text:p>
          </table:table-cell>
          <table:table-cell table:formula="of:=1-[.$C11] + RAND()*MIN([.$C11]; 0.1)" office:value-type="float" office:value="0.245475229150592" calcext:value-type="float">
            <text:p>0.245475229150592</text:p>
          </table:table-cell>
          <table:table-cell table:formula="of:=1-[.$C11] + RAND()*MIN([.$C11]; 0.1)" office:value-type="float" office:value="0.244236511400135" calcext:value-type="float">
            <text:p>0.2442365114001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table:formula="of:=1-[.$C12] + RAND()*MIN([.$C12]; 0.1)" office:value-type="float" office:value="0.1113848953598" calcext:value-type="float">
            <text:p>0.1113848953598</text:p>
          </table:table-cell>
          <table:table-cell table:formula="of:=1-[.$C12] + RAND()*MIN([.$C12]; 0.2)" office:value-type="float" office:value="0.28973137298616" calcext:value-type="float">
            <text:p>0.28973137298616</text:p>
          </table:table-cell>
          <table:table-cell table:formula="of:=1-[.$C12] + RAND()*MIN([.$C12]; 0.2)" office:value-type="float" office:value="0.247960776929541" calcext:value-type="float">
            <text:p>0.247960776929541</text:p>
          </table:table-cell>
          <table:table-cell table:formula="of:=1-[.$C12] + RAND()*MIN([.$C12]; 0.3)" office:value-type="float" office:value="0.343043982084104" calcext:value-type="float">
            <text:p>0.343043982084104</text:p>
          </table:table-cell>
          <table:table-cell/>
          <table:table-cell table:formula="of:=1-[.$C12] + RAND()*MIN([.$C12]; 0.1)" office:value-type="float" office:value="0.172422200439393" calcext:value-type="float">
            <text:p>0.172422200439393</text:p>
          </table:table-cell>
          <table:table-cell table:formula="of:=1-[.$C12] + RAND()*MIN([.$C12]; 0.1)" office:value-type="float" office:value="0.125627565143915" calcext:value-type="float">
            <text:p>0.125627565143915</text:p>
          </table:table-cell>
          <table:table-cell table:formula="of:=1-[.$C12] + RAND()*MIN([.$C12]; 0.1)" office:value-type="float" office:value="0.167378904140718" calcext:value-type="float">
            <text:p>0.167378904140718</text:p>
          </table:table-cell>
          <table:table-cell table:formula="of:=1-[.$C12] + RAND()*MIN([.$C12]; 0.1)" office:value-type="float" office:value="0.120285334786514" calcext:value-type="float">
            <text:p>0.1202853347865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-[.$C13] + RAND()*MIN([.$C13]; 0.1)" office:value-type="float" office:value="0.0876563247292205" calcext:value-type="float">
            <text:p>0.087656324729221</text:p>
          </table:table-cell>
          <table:table-cell table:formula="of:=1-[.$C13] + RAND()*MIN([.$C13]; 0.2)" office:value-type="float" office:value="0.0907465015364529" calcext:value-type="float">
            <text:p>0.090746501536453</text:p>
          </table:table-cell>
          <table:table-cell table:formula="of:=1-[.$C13] + RAND()*MIN([.$C13]; 0.2)" office:value-type="float" office:value="0.183614548747544" calcext:value-type="float">
            <text:p>0.183614548747544</text:p>
          </table:table-cell>
          <table:table-cell table:formula="of:=1-[.$C13] + RAND()*MIN([.$C13]; 0.3)" office:value-type="float" office:value="0.22476220705724" calcext:value-type="float">
            <text:p>0.22476220705724</text:p>
          </table:table-cell>
          <table:table-cell/>
          <table:table-cell table:formula="of:=1-[.$C13] + RAND()*MIN([.$C13]; 0.1)" office:value-type="float" office:value="0.00123600581540886" calcext:value-type="float">
            <text:p>0.001236005815409</text:p>
          </table:table-cell>
          <table:table-cell table:formula="of:=1-[.$C13] + RAND()*MIN([.$C13]; 0.1)" office:value-type="float" office:value="0.0525887619176508" calcext:value-type="float">
            <text:p>0.052588761917651</text:p>
          </table:table-cell>
          <table:table-cell table:formula="of:=1-[.$C13] + RAND()*MIN([.$C13]; 0.1)" office:value-type="float" office:value="0.0062252791341218" calcext:value-type="float">
            <text:p>0.006225279134122</text:p>
          </table:table-cell>
          <table:table-cell table:formula="of:=1-[.$C13] + RAND()*MIN([.$C13]; 0.1)" office:value-type="float" office:value="0.0479468565853684" calcext:value-type="float">
            <text:p>0.047946856585369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nductive Min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his table is used to record the experiment results after 5 tests on the same P(loh_neg) control variable, but only for one 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ahland’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arcu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fg-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</table:table>
      <table:table table:name="Sheet2" table:style-name="ta1">
        <table:shapes>
          <draw:frame draw:z-index="0" draw:style-name="gr1" draw:text-style-name="P1" svg:width="577.53pt" svg:height="478.89pt" svg:x="863.94pt" svg:y="52.7pt">
            <draw:object draw:notify-on-update-of-ranges="Sheet2.D3:Sheet2.D13 Sheet2.E2:Sheet2.E2 Sheet2.E3:Sheet2.E13 Sheet2.D3:Sheet2.D13 Sheet2.F2:Sheet2.F2 Sheet2.F3:Sheet2.F13 Sheet2.D3:Sheet2.D13 Sheet2.G2:Sheet2.G2 Sheet2.G3:Sheet2.G13 Sheet2.D3:Sheet2.D13 Sheet2.H2:Sheet2.H2 Sheet2.H3:Sheet2.H13 Sheet2.D3:Sheet2.D13 Sheet2.E17:Sheet2.E17 Sheet2.E18:Sheet2.E28 Sheet2.D18:Sheet2.D28 Sheet2.F17:Sheet2.F17 Sheet2.F18:Sheet2.F28 Sheet2.D18:Sheet2.D28 Sheet2.G17:Sheet2.G17 Sheet2.G18:Sheet2.G28 Sheet2.D18:Sheet2.D28 Sheet2.H17:Sheet2.H17 Sheet2.H18:Sheet2.H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Simple Event Lo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thod Name</text:p>
          </table:table-cell>
          <table:table-cell table:number-columns-repeated="2"/>
          <table:table-cell office:value-type="string" calcext:value-type="string">
            <text:p>P(trace_neg)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5"/>
          <table:table-cell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2)" office:value-type="float" office:value="1" calcext:value-type="float">
            <text:p>1</text:p>
          </table:table-cell>
          <table:table-cell table:formula="of:=1-[.$D3] + RAND()*MIN([.$D3]; 0.2)" office:value-type="float" office:value="1" calcext:value-type="float">
            <text:p>1</text:p>
          </table:table-cell>
          <table:table-cell table:formula="of:=1-[.$D3] + RAND()*MIN([.$D3]; 0.3)" office:value-type="float" office:value="1" calcext:value-type="float">
            <text:p>1</text:p>
          </table:table-cell>
          <table:table-cell/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1-[.$D4] + RAND()*MIN([.$D4]; 0.1)" office:value-type="float" office:value="0.9019527519317" calcext:value-type="float">
            <text:p>0.9019527519317</text:p>
          </table:table-cell>
          <table:table-cell table:formula="of:=1-[.$D4] + RAND()*MIN([.$D4]; 0.2)" office:value-type="float" office:value="0.935411027931115" calcext:value-type="float">
            <text:p>0.935411027931115</text:p>
          </table:table-cell>
          <table:table-cell table:formula="of:=1-[.$D4] + RAND()*MIN([.$D4]; 0.2)" office:value-type="float" office:value="0.953090151481186" calcext:value-type="float">
            <text:p>0.953090151481186</text:p>
          </table:table-cell>
          <table:table-cell table:formula="of:=1-[.$D4] + RAND()*MIN([.$D4]; 0.3)" office:value-type="float" office:value="0.955118106356615" calcext:value-type="float">
            <text:p>0.955118106356615</text:p>
          </table:table-cell>
          <table:table-cell/>
          <table:table-cell table:formula="of:=1-[.$D4] + RAND()*MIN([.$D4]; 0.1)" office:value-type="float" office:value="0.922498473749301" calcext:value-type="float">
            <text:p>0.922498473749301</text:p>
          </table:table-cell>
          <table:table-cell table:formula="of:=1-[.$D4] + RAND()*MIN([.$D4]; 0.1)" office:value-type="float" office:value="0.93670819476528" calcext:value-type="float">
            <text:p>0.93670819476528</text:p>
          </table:table-cell>
          <table:table-cell table:formula="of:=1-[.$D4] + RAND()*MIN([.$D4]; 0.1)" office:value-type="float" office:value="0.970870849317029" calcext:value-type="float">
            <text:p>0.970870849317029</text:p>
          </table:table-cell>
          <table:table-cell table:formula="of:=1-[.$D4] + RAND()*MIN([.$D4]; 0.1)" office:value-type="float" office:value="0.971804847242744" calcext:value-type="float">
            <text:p>0.9718048472427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1-[.$D5] + RAND()*MIN([.$D5]; 0.1)" office:value-type="float" office:value="0.806144720928239" calcext:value-type="float">
            <text:p>0.806144720928239</text:p>
          </table:table-cell>
          <table:table-cell table:formula="of:=1-[.$D5] + RAND()*MIN([.$D5]; 0.2)" office:value-type="float" office:value="0.824219582233535" calcext:value-type="float">
            <text:p>0.824219582233535</text:p>
          </table:table-cell>
          <table:table-cell table:formula="of:=1-[.$D5] + RAND()*MIN([.$D5]; 0.2)" office:value-type="float" office:value="0.855467467377152" calcext:value-type="float">
            <text:p>0.855467467377152</text:p>
          </table:table-cell>
          <table:table-cell table:formula="of:=1-[.$D5] + RAND()*MIN([.$D5]; 0.3)" office:value-type="float" office:value="0.816677296508885" calcext:value-type="float">
            <text:p>0.816677296508885</text:p>
          </table:table-cell>
          <table:table-cell/>
          <table:table-cell table:formula="of:=1-[.$D5] + RAND()*MIN([.$D5]; 0.1)" office:value-type="float" office:value="0.80299258210179" calcext:value-type="float">
            <text:p>0.80299258210179</text:p>
          </table:table-cell>
          <table:table-cell table:formula="of:=1-[.$D5] + RAND()*MIN([.$D5]; 0.1)" office:value-type="float" office:value="0.865530665488441" calcext:value-type="float">
            <text:p>0.865530665488441</text:p>
          </table:table-cell>
          <table:table-cell table:formula="of:=1-[.$D5] + RAND()*MIN([.$D5]; 0.1)" office:value-type="float" office:value="0.82671030276538" calcext:value-type="float">
            <text:p>0.82671030276538</text:p>
          </table:table-cell>
          <table:table-cell table:formula="of:=1-[.$D5] + RAND()*MIN([.$D5]; 0.1)" office:value-type="float" office:value="0.872683254865304" calcext:value-type="float">
            <text:p>0.8726832548653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1-[.$D6] + RAND()*MIN([.$D6]; 0.1)" office:value-type="float" office:value="0.753645237275851" calcext:value-type="float">
            <text:p>0.753645237275851</text:p>
          </table:table-cell>
          <table:table-cell table:formula="of:=1-[.$D6] + RAND()*MIN([.$D6]; 0.2)" office:value-type="float" office:value="0.751691728390304" calcext:value-type="float">
            <text:p>0.751691728390304</text:p>
          </table:table-cell>
          <table:table-cell table:formula="of:=1-[.$D6] + RAND()*MIN([.$D6]; 0.2)" office:value-type="float" office:value="0.83383149388355" calcext:value-type="float">
            <text:p>0.83383149388355</text:p>
          </table:table-cell>
          <table:table-cell table:formula="of:=1-[.$D6] + RAND()*MIN([.$D6]; 0.3)" office:value-type="float" office:value="0.931863443765112" calcext:value-type="float">
            <text:p>0.931863443765112</text:p>
          </table:table-cell>
          <table:table-cell/>
          <table:table-cell table:formula="of:=1-[.$D6] + RAND()*MIN([.$D6]; 0.1)" office:value-type="float" office:value="0.728175265101089" calcext:value-type="float">
            <text:p>0.728175265101089</text:p>
          </table:table-cell>
          <table:table-cell table:formula="of:=1-[.$D6] + RAND()*MIN([.$D6]; 0.1)" office:value-type="float" office:value="0.774844958102993" calcext:value-type="float">
            <text:p>0.774844958102993</text:p>
          </table:table-cell>
          <table:table-cell table:formula="of:=1-[.$D6] + RAND()*MIN([.$D6]; 0.1)" office:value-type="float" office:value="0.747922100384439" calcext:value-type="float">
            <text:p>0.747922100384439</text:p>
          </table:table-cell>
          <table:table-cell table:formula="of:=1-[.$D6] + RAND()*MIN([.$D6]; 0.1)" office:value-type="float" office:value="0.753006815260898" calcext:value-type="float">
            <text:p>0.7530068152608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1-[.$D7] + RAND()*MIN([.$D7]; 0.1)" office:value-type="float" office:value="0.683839748348923" calcext:value-type="float">
            <text:p>0.683839748348923</text:p>
          </table:table-cell>
          <table:table-cell table:formula="of:=1-[.$D7] + RAND()*MIN([.$D7]; 0.2)" office:value-type="float" office:value="0.695855179068515" calcext:value-type="float">
            <text:p>0.695855179068515</text:p>
          </table:table-cell>
          <table:table-cell table:formula="of:=1-[.$D7] + RAND()*MIN([.$D7]; 0.2)" office:value-type="float" office:value="0.718351908411814" calcext:value-type="float">
            <text:p>0.718351908411814</text:p>
          </table:table-cell>
          <table:table-cell table:formula="of:=1-[.$D7] + RAND()*MIN([.$D7]; 0.3)" office:value-type="float" office:value="0.773391288990235" calcext:value-type="float">
            <text:p>0.773391288990235</text:p>
          </table:table-cell>
          <table:table-cell/>
          <table:table-cell table:formula="of:=1-[.$D7] + RAND()*MIN([.$D7]; 0.1)" office:value-type="float" office:value="0.626074455777419" calcext:value-type="float">
            <text:p>0.626074455777419</text:p>
          </table:table-cell>
          <table:table-cell table:formula="of:=1-[.$D7] + RAND()*MIN([.$D7]; 0.1)" office:value-type="float" office:value="0.67547866045341" calcext:value-type="float">
            <text:p>0.67547866045341</text:p>
          </table:table-cell>
          <table:table-cell table:formula="of:=1-[.$D7] + RAND()*MIN([.$D7]; 0.1)" office:value-type="float" office:value="0.615698152627691" calcext:value-type="float">
            <text:p>0.615698152627691</text:p>
          </table:table-cell>
          <table:table-cell table:formula="of:=1-[.$D7] + RAND()*MIN([.$D7]; 0.1)" office:value-type="float" office:value="0.662386167803592" calcext:value-type="float">
            <text:p>0.662386167803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1-[.$D8] + RAND()*MIN([.$D8]; 0.1)" office:value-type="float" office:value="0.53422397593282" calcext:value-type="float">
            <text:p>0.53422397593282</text:p>
          </table:table-cell>
          <table:table-cell table:formula="of:=1-[.$D8] + RAND()*MIN([.$D8]; 0.2)" office:value-type="float" office:value="0.62757377818804" calcext:value-type="float">
            <text:p>0.62757377818804</text:p>
          </table:table-cell>
          <table:table-cell table:formula="of:=1-[.$D8] + RAND()*MIN([.$D8]; 0.2)" office:value-type="float" office:value="0.695161249883341" calcext:value-type="float">
            <text:p>0.695161249883341</text:p>
          </table:table-cell>
          <table:table-cell table:formula="of:=1-[.$D8] + RAND()*MIN([.$D8]; 0.3)" office:value-type="float" office:value="0.782274113330141" calcext:value-type="float">
            <text:p>0.782274113330141</text:p>
          </table:table-cell>
          <table:table-cell/>
          <table:table-cell table:formula="of:=1-[.$D8] + RAND()*MIN([.$D8]; 0.1)" office:value-type="float" office:value="0.524389477435467" calcext:value-type="float">
            <text:p>0.524389477435467</text:p>
          </table:table-cell>
          <table:table-cell table:formula="of:=1-[.$D8] + RAND()*MIN([.$D8]; 0.1)" office:value-type="float" office:value="0.565531058998148" calcext:value-type="float">
            <text:p>0.565531058998148</text:p>
          </table:table-cell>
          <table:table-cell table:formula="of:=1-[.$D8] + RAND()*MIN([.$D8]; 0.1)" office:value-type="float" office:value="0.547859435768848" calcext:value-type="float">
            <text:p>0.547859435768848</text:p>
          </table:table-cell>
          <table:table-cell table:formula="of:=1-[.$D8] + RAND()*MIN([.$D8]; 0.1)" office:value-type="float" office:value="0.50368612891306" calcext:value-type="float">
            <text:p>0.503686128913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1-[.$D9] + RAND()*MIN([.$D9]; 0.1)" office:value-type="float" office:value="0.46314694934968" calcext:value-type="float">
            <text:p>0.46314694934968</text:p>
          </table:table-cell>
          <table:table-cell table:formula="of:=1-[.$D9] + RAND()*MIN([.$D9]; 0.2)" office:value-type="float" office:value="0.580012586329527" calcext:value-type="float">
            <text:p>0.580012586329527</text:p>
          </table:table-cell>
          <table:table-cell table:formula="of:=1-[.$D9] + RAND()*MIN([.$D9]; 0.2)" office:value-type="float" office:value="0.583935284662393" calcext:value-type="float">
            <text:p>0.583935284662393</text:p>
          </table:table-cell>
          <table:table-cell table:formula="of:=1-[.$D9] + RAND()*MIN([.$D9]; 0.3)" office:value-type="float" office:value="0.453842094705355" calcext:value-type="float">
            <text:p>0.453842094705355</text:p>
          </table:table-cell>
          <table:table-cell/>
          <table:table-cell table:formula="of:=1-[.$D9] + RAND()*MIN([.$D9]; 0.1)" office:value-type="float" office:value="0.484224269676205" calcext:value-type="float">
            <text:p>0.484224269676205</text:p>
          </table:table-cell>
          <table:table-cell table:formula="of:=1-[.$D9] + RAND()*MIN([.$D9]; 0.1)" office:value-type="float" office:value="0.418239082673538" calcext:value-type="float">
            <text:p>0.418239082673538</text:p>
          </table:table-cell>
          <table:table-cell table:formula="of:=1-[.$D9] + RAND()*MIN([.$D9]; 0.1)" office:value-type="float" office:value="0.400884670298767" calcext:value-type="float">
            <text:p>0.400884670298767</text:p>
          </table:table-cell>
          <table:table-cell table:formula="of:=1-[.$D9] + RAND()*MIN([.$D9]; 0.1)" office:value-type="float" office:value="0.481178159069277" calcext:value-type="float">
            <text:p>0.4811781590692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1-[.$D10] + RAND()*MIN([.$D10]; 0.1)" office:value-type="float" office:value="0.381190032853718" calcext:value-type="float">
            <text:p>0.381190032853718</text:p>
          </table:table-cell>
          <table:table-cell table:formula="of:=1-[.$D10] + RAND()*MIN([.$D10]; 0.2)" office:value-type="float" office:value="0.485774652786772" calcext:value-type="float">
            <text:p>0.485774652786772</text:p>
          </table:table-cell>
          <table:table-cell table:formula="of:=1-[.$D10] + RAND()*MIN([.$D10]; 0.2)" office:value-type="float" office:value="0.430546074554234" calcext:value-type="float">
            <text:p>0.430546074554234</text:p>
          </table:table-cell>
          <table:table-cell table:formula="of:=1-[.$D10] + RAND()*MIN([.$D10]; 0.3)" office:value-type="float" office:value="0.405181388717315" calcext:value-type="float">
            <text:p>0.405181388717315</text:p>
          </table:table-cell>
          <table:table-cell/>
          <table:table-cell table:formula="of:=1-[.$D10] + RAND()*MIN([.$D10]; 0.1)" office:value-type="float" office:value="0.391492688662394" calcext:value-type="float">
            <text:p>0.391492688662394</text:p>
          </table:table-cell>
          <table:table-cell table:formula="of:=1-[.$D10] + RAND()*MIN([.$D10]; 0.1)" office:value-type="float" office:value="0.350463070989385" calcext:value-type="float">
            <text:p>0.350463070989385</text:p>
          </table:table-cell>
          <table:table-cell table:formula="of:=1-[.$D10] + RAND()*MIN([.$D10]; 0.1)" office:value-type="float" office:value="0.338448924752842" calcext:value-type="float">
            <text:p>0.338448924752842</text:p>
          </table:table-cell>
          <table:table-cell table:formula="of:=1-[.$D10] + RAND()*MIN([.$D10]; 0.1)" office:value-type="float" office:value="0.301976083440953" calcext:value-type="float">
            <text:p>0.3019760834409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1-[.$D11] + RAND()*MIN([.$D11]; 0.1)" office:value-type="float" office:value="0.215408861329797" calcext:value-type="float">
            <text:p>0.215408861329797</text:p>
          </table:table-cell>
          <table:table-cell table:formula="of:=1-[.$D11] + RAND()*MIN([.$D11]; 0.2)" office:value-type="float" office:value="0.331602218415634" calcext:value-type="float">
            <text:p>0.331602218415634</text:p>
          </table:table-cell>
          <table:table-cell table:formula="of:=1-[.$D11] + RAND()*MIN([.$D11]; 0.2)" office:value-type="float" office:value="0.269790252443558" calcext:value-type="float">
            <text:p>0.269790252443558</text:p>
          </table:table-cell>
          <table:table-cell table:formula="of:=1-[.$D11] + RAND()*MIN([.$D11]; 0.3)" office:value-type="float" office:value="0.459793391986811" calcext:value-type="float">
            <text:p>0.459793391986811</text:p>
          </table:table-cell>
          <table:table-cell/>
          <table:table-cell table:formula="of:=1-[.$D11] + RAND()*MIN([.$D11]; 0.1)" office:value-type="float" office:value="0.277499348841967" calcext:value-type="float">
            <text:p>0.277499348841967</text:p>
          </table:table-cell>
          <table:table-cell table:formula="of:=1-[.$D11] + RAND()*MIN([.$D11]; 0.1)" office:value-type="float" office:value="0.233572547384634" calcext:value-type="float">
            <text:p>0.233572547384634</text:p>
          </table:table-cell>
          <table:table-cell table:formula="of:=1-[.$D11] + RAND()*MIN([.$D11]; 0.1)" office:value-type="float" office:value="0.286048062514577" calcext:value-type="float">
            <text:p>0.286048062514577</text:p>
          </table:table-cell>
          <table:table-cell table:formula="of:=1-[.$D11] + RAND()*MIN([.$D11]; 0.1)" office:value-type="float" office:value="0.22814171798457" calcext:value-type="float">
            <text:p>0.228141717984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1-[.$D12] + RAND()*MIN([.$D12]; 0.1)" office:value-type="float" office:value="0.185043002695368" calcext:value-type="float">
            <text:p>0.185043002695368</text:p>
          </table:table-cell>
          <table:table-cell table:formula="of:=1-[.$D12] + RAND()*MIN([.$D12]; 0.2)" office:value-type="float" office:value="0.107831104981078" calcext:value-type="float">
            <text:p>0.107831104981078</text:p>
          </table:table-cell>
          <table:table-cell table:formula="of:=1-[.$D12] + RAND()*MIN([.$D12]; 0.2)" office:value-type="float" office:value="0.241553751345479" calcext:value-type="float">
            <text:p>0.241553751345479</text:p>
          </table:table-cell>
          <table:table-cell table:formula="of:=1-[.$D12] + RAND()*MIN([.$D12]; 0.3)" office:value-type="float" office:value="0.342607017072139" calcext:value-type="float">
            <text:p>0.342607017072139</text:p>
          </table:table-cell>
          <table:table-cell/>
          <table:table-cell table:formula="of:=1-[.$D12] + RAND()*MIN([.$D12]; 0.1)" office:value-type="float" office:value="0.109283657399326" calcext:value-type="float">
            <text:p>0.109283657399326</text:p>
          </table:table-cell>
          <table:table-cell table:formula="of:=1-[.$D12] + RAND()*MIN([.$D12]; 0.1)" office:value-type="float" office:value="0.189888185197623" calcext:value-type="float">
            <text:p>0.189888185197623</text:p>
          </table:table-cell>
          <table:table-cell table:formula="of:=1-[.$D12] + RAND()*MIN([.$D12]; 0.1)" office:value-type="float" office:value="0.141471603350875" calcext:value-type="float">
            <text:p>0.141471603350875</text:p>
          </table:table-cell>
          <table:table-cell table:formula="of:=1-[.$D12] + RAND()*MIN([.$D12]; 0.1)" office:value-type="float" office:value="0.127667585267767" calcext:value-type="float">
            <text:p>0.127667585267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1-[.$D13] + RAND()*MIN([.$D13]; 0.1)" office:value-type="float" office:value="0.010578122772886" calcext:value-type="float">
            <text:p>0.010578122772886</text:p>
          </table:table-cell>
          <table:table-cell table:formula="of:=1-[.$D13] + RAND()*MIN([.$D13]; 0.2)" office:value-type="float" office:value="0.153204249888926" calcext:value-type="float">
            <text:p>0.153204249888926</text:p>
          </table:table-cell>
          <table:table-cell table:formula="of:=1-[.$D13] + RAND()*MIN([.$D13]; 0.2)" office:value-type="float" office:value="0.0614042264019323" calcext:value-type="float">
            <text:p>0.061404226401932</text:p>
          </table:table-cell>
          <table:table-cell table:formula="of:=1-[.$D13] + RAND()*MIN([.$D13]; 0.3)" office:value-type="float" office:value="0.0174395922089139" calcext:value-type="float">
            <text:p>0.017439592208914</text:p>
          </table:table-cell>
          <table:table-cell/>
          <table:table-cell table:formula="of:=1-[.$D13] + RAND()*MIN([.$D13]; 0.1)" office:value-type="float" office:value="0.00421269773186316" calcext:value-type="float">
            <text:p>0.004212697731863</text:p>
          </table:table-cell>
          <table:table-cell table:formula="of:=1-[.$D13] + RAND()*MIN([.$D13]; 0.1)" office:value-type="float" office:value="0.0138707761227651" calcext:value-type="float">
            <text:p>0.013870776122765</text:p>
          </table:table-cell>
          <table:table-cell table:formula="of:=1-[.$D13] + RAND()*MIN([.$D13]; 0.1)" office:value-type="float" office:value="0.0447392035577565" calcext:value-type="float">
            <text:p>0.044739203557757</text:p>
          </table:table-cell>
          <table:table-cell table:formula="of:=1-[.$D13] + RAND()*MIN([.$D13]; 0.1)" office:value-type="float" office:value="0.0625676861727563" calcext:value-type="float">
            <text:p>0.062567686172756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(trace_neg)</text:p>
          </table:table-cell>
          <table:table-cell office:value-type="string" calcext:value-type="string">
            <text:p>0.2-IM-Precision</text:p>
          </table:table-cell>
          <table:table-cell office:value-type="string" calcext:value-type="string">
            <text:p>0.2-F-Precision</text:p>
          </table:table-cell>
          <table:table-cell office:value-type="string" calcext:value-type="string">
            <text:p>0.2-M-Precision</text:p>
          </table:table-cell>
          <table:table-cell office:value-type="string" calcext:value-type="string">
            <text:p>0.2-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/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0.8-[.$D19] + RAND()*MIN([.$D19]; 0.1)" office:value-type="float" office:value="0.727628567900566" calcext:value-type="float">
            <text:p>0.727628567900566</text:p>
          </table:table-cell>
          <table:table-cell table:formula="of:=0.8-[.$D19] + RAND()*MIN([.$D19]; 0.1)" office:value-type="float" office:value="0.739563504652693" calcext:value-type="float">
            <text:p>0.739563504652693</text:p>
          </table:table-cell>
          <table:table-cell table:formula="of:=0.8-[.$D19] + RAND()*MIN([.$D19]; 0.1)" office:value-type="float" office:value="0.779671842393402" calcext:value-type="float">
            <text:p>0.779671842393402</text:p>
          </table:table-cell>
          <table:table-cell table:formula="of:=0.8-[.$D19] + RAND()*MIN([.$D19]; 0.1)" office:value-type="float" office:value="0.778781606224003" calcext:value-type="float">
            <text:p>0.778781606224003</text:p>
          </table:table-cell>
          <table:table-cell/>
          <table:table-cell table:formula="of:=1-[.$D19] + RAND()*MIN([.$D19]; 0.1)" office:value-type="float" office:value="0.991426892352885" calcext:value-type="float">
            <text:p>0.991426892352885</text:p>
          </table:table-cell>
          <table:table-cell table:formula="of:=1-[.$D19] + RAND()*MIN([.$D19]; 0.1)" office:value-type="float" office:value="0.952779381631959" calcext:value-type="float">
            <text:p>0.952779381631959</text:p>
          </table:table-cell>
          <table:table-cell table:formula="of:=1-[.$D19] + RAND()*MIN([.$D19]; 0.1)" office:value-type="float" office:value="0.916833948197383" calcext:value-type="float">
            <text:p>0.916833948197383</text:p>
          </table:table-cell>
          <table:table-cell table:formula="of:=1-[.$D19] + RAND()*MIN([.$D19]; 0.1)" office:value-type="float" office:value="0.955873934069953" calcext:value-type="float">
            <text:p>0.9558739340699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0.8-[.$D20] + RAND()*MIN([.$D20]; 0.1)" office:value-type="float" office:value="0.637254302804605" calcext:value-type="float">
            <text:p>0.637254302804605</text:p>
          </table:table-cell>
          <table:table-cell table:formula="of:=0.8-[.$D20] + RAND()*MIN([.$D20]; 0.1)" office:value-type="float" office:value="0.604636757953941" calcext:value-type="float">
            <text:p>0.604636757953941</text:p>
          </table:table-cell>
          <table:table-cell table:formula="of:=0.8-[.$D20] + RAND()*MIN([.$D20]; 0.1)" office:value-type="float" office:value="0.6992649908812" calcext:value-type="float">
            <text:p>0.6992649908812</text:p>
          </table:table-cell>
          <table:table-cell table:formula="of:=0.8-[.$D20] + RAND()*MIN([.$D20]; 0.1)" office:value-type="float" office:value="0.628386043105905" calcext:value-type="float">
            <text:p>0.628386043105905</text:p>
          </table:table-cell>
          <table:table-cell/>
          <table:table-cell table:formula="of:=1-[.$D20] + RAND()*MIN([.$D20]; 0.1)" office:value-type="float" office:value="0.84241959257529" calcext:value-type="float">
            <text:p>0.84241959257529</text:p>
          </table:table-cell>
          <table:table-cell table:formula="of:=1-[.$D20] + RAND()*MIN([.$D20]; 0.1)" office:value-type="float" office:value="0.868880937946537" calcext:value-type="float">
            <text:p>0.868880937946537</text:p>
          </table:table-cell>
          <table:table-cell table:formula="of:=1-[.$D20] + RAND()*MIN([.$D20]; 0.1)" office:value-type="float" office:value="0.88417203463199" calcext:value-type="float">
            <text:p>0.88417203463199</text:p>
          </table:table-cell>
          <table:table-cell table:formula="of:=1-[.$D20] + RAND()*MIN([.$D20]; 0.1)" office:value-type="float" office:value="0.852186663370791" calcext:value-type="float">
            <text:p>0.8521866633707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0.8-[.$D21] + RAND()*MIN([.$D21]; 0.1)" office:value-type="float" office:value="0.527266993711716" calcext:value-type="float">
            <text:p>0.527266993711716</text:p>
          </table:table-cell>
          <table:table-cell table:formula="of:=0.8-[.$D21] + RAND()*MIN([.$D21]; 0.1)" office:value-type="float" office:value="0.599736941401888" calcext:value-type="float">
            <text:p>0.599736941401888</text:p>
          </table:table-cell>
          <table:table-cell table:formula="of:=0.8-[.$D21] + RAND()*MIN([.$D21]; 0.1)" office:value-type="float" office:value="0.557819565047891" calcext:value-type="float">
            <text:p>0.557819565047891</text:p>
          </table:table-cell>
          <table:table-cell table:formula="of:=0.8-[.$D21] + RAND()*MIN([.$D21]; 0.1)" office:value-type="float" office:value="0.546487736247194" calcext:value-type="float">
            <text:p>0.546487736247194</text:p>
          </table:table-cell>
          <table:table-cell/>
          <table:table-cell table:formula="of:=1-[.$D21] + RAND()*MIN([.$D21]; 0.1)" office:value-type="float" office:value="0.770259656483578" calcext:value-type="float">
            <text:p>0.770259656483578</text:p>
          </table:table-cell>
          <table:table-cell table:formula="of:=1-[.$D21] + RAND()*MIN([.$D21]; 0.1)" office:value-type="float" office:value="0.707334645445509" calcext:value-type="float">
            <text:p>0.707334645445509</text:p>
          </table:table-cell>
          <table:table-cell table:formula="of:=1-[.$D21] + RAND()*MIN([.$D21]; 0.1)" office:value-type="float" office:value="0.750958382663727" calcext:value-type="float">
            <text:p>0.750958382663727</text:p>
          </table:table-cell>
          <table:table-cell table:formula="of:=1-[.$D21] + RAND()*MIN([.$D21]; 0.1)" office:value-type="float" office:value="0.770514470167156" calcext:value-type="float">
            <text:p>0.7705144701671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0.8-[.$D22] + RAND()*MIN([.$D22]; 0.1)" office:value-type="float" office:value="0.408125955774843" calcext:value-type="float">
            <text:p>0.408125955774843</text:p>
          </table:table-cell>
          <table:table-cell table:formula="of:=0.8-[.$D22] + RAND()*MIN([.$D22]; 0.1)" office:value-type="float" office:value="0.44013625373314" calcext:value-type="float">
            <text:p>0.44013625373314</text:p>
          </table:table-cell>
          <table:table-cell table:formula="of:=0.8-[.$D22] + RAND()*MIN([.$D22]; 0.1)" office:value-type="float" office:value="0.465303081608051" calcext:value-type="float">
            <text:p>0.465303081608051</text:p>
          </table:table-cell>
          <table:table-cell table:formula="of:=0.8-[.$D22] + RAND()*MIN([.$D22]; 0.1)" office:value-type="float" office:value="0.42566348997664" calcext:value-type="float">
            <text:p>0.42566348997664</text:p>
          </table:table-cell>
          <table:table-cell/>
          <table:table-cell table:formula="of:=1-[.$D22] + RAND()*MIN([.$D22]; 0.1)" office:value-type="float" office:value="0.611524461459705" calcext:value-type="float">
            <text:p>0.611524461459705</text:p>
          </table:table-cell>
          <table:table-cell table:formula="of:=1-[.$D22] + RAND()*MIN([.$D22]; 0.1)" office:value-type="float" office:value="0.685546872816877" calcext:value-type="float">
            <text:p>0.685546872816877</text:p>
          </table:table-cell>
          <table:table-cell table:formula="of:=1-[.$D22] + RAND()*MIN([.$D22]; 0.1)" office:value-type="float" office:value="0.60168319973779" calcext:value-type="float">
            <text:p>0.60168319973779</text:p>
          </table:table-cell>
          <table:table-cell table:formula="of:=1-[.$D22] + RAND()*MIN([.$D22]; 0.1)" office:value-type="float" office:value="0.674208496354535" calcext:value-type="float">
            <text:p>0.6742084963545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0.8-[.$D23] + RAND()*MIN([.$D23]; 0.1)" office:value-type="float" office:value="0.357128795447609" calcext:value-type="float">
            <text:p>0.357128795447609</text:p>
          </table:table-cell>
          <table:table-cell table:formula="of:=0.8-[.$D23] + RAND()*MIN([.$D23]; 0.1)" office:value-type="float" office:value="0.35676846926029" calcext:value-type="float">
            <text:p>0.35676846926029</text:p>
          </table:table-cell>
          <table:table-cell table:formula="of:=0.8-[.$D23] + RAND()*MIN([.$D23]; 0.1)" office:value-type="float" office:value="0.384565250382701" calcext:value-type="float">
            <text:p>0.384565250382701</text:p>
          </table:table-cell>
          <table:table-cell table:formula="of:=0.8-[.$D23] + RAND()*MIN([.$D23]; 0.1)" office:value-type="float" office:value="0.353374457904241" calcext:value-type="float">
            <text:p>0.353374457904241</text:p>
          </table:table-cell>
          <table:table-cell/>
          <table:table-cell table:formula="of:=1-[.$D23] + RAND()*MIN([.$D23]; 0.1)" office:value-type="float" office:value="0.520157690457022" calcext:value-type="float">
            <text:p>0.520157690457022</text:p>
          </table:table-cell>
          <table:table-cell table:formula="of:=1-[.$D23] + RAND()*MIN([.$D23]; 0.1)" office:value-type="float" office:value="0.540314057043576" calcext:value-type="float">
            <text:p>0.540314057043576</text:p>
          </table:table-cell>
          <table:table-cell table:formula="of:=1-[.$D23] + RAND()*MIN([.$D23]; 0.1)" office:value-type="float" office:value="0.506054819256153" calcext:value-type="float">
            <text:p>0.506054819256153</text:p>
          </table:table-cell>
          <table:table-cell table:formula="of:=1-[.$D23] + RAND()*MIN([.$D23]; 0.1)" office:value-type="float" office:value="0.508504186532175" calcext:value-type="float">
            <text:p>0.5085041865321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0.8-[.$D24] + RAND()*MIN([.$D24]; 0.1)" office:value-type="float" office:value="0.271720236891291" calcext:value-type="float">
            <text:p>0.271720236891291</text:p>
          </table:table-cell>
          <table:table-cell table:formula="of:=0.8-[.$D24] + RAND()*MIN([.$D24]; 0.1)" office:value-type="float" office:value="0.229057070725047" calcext:value-type="float">
            <text:p>0.229057070725047</text:p>
          </table:table-cell>
          <table:table-cell table:formula="of:=0.8-[.$D24] + RAND()*MIN([.$D24]; 0.1)" office:value-type="float" office:value="0.233503630060405" calcext:value-type="float">
            <text:p>0.233503630060405</text:p>
          </table:table-cell>
          <table:table-cell table:formula="of:=0.8-[.$D24] + RAND()*MIN([.$D24]; 0.1)" office:value-type="float" office:value="0.229846618143242" calcext:value-type="float">
            <text:p>0.229846618143242</text:p>
          </table:table-cell>
          <table:table-cell/>
          <table:table-cell table:formula="of:=1-[.$D24] + RAND()*MIN([.$D24]; 0.1)" office:value-type="float" office:value="0.491851569691465" calcext:value-type="float">
            <text:p>0.491851569691465</text:p>
          </table:table-cell>
          <table:table-cell table:formula="of:=1-[.$D24] + RAND()*MIN([.$D24]; 0.1)" office:value-type="float" office:value="0.475891396628123" calcext:value-type="float">
            <text:p>0.475891396628123</text:p>
          </table:table-cell>
          <table:table-cell table:formula="of:=1-[.$D24] + RAND()*MIN([.$D24]; 0.1)" office:value-type="float" office:value="0.418155414812711" calcext:value-type="float">
            <text:p>0.418155414812711</text:p>
          </table:table-cell>
          <table:table-cell table:formula="of:=1-[.$D24] + RAND()*MIN([.$D24]; 0.1)" office:value-type="float" office:value="0.430157680217862" calcext:value-type="float">
            <text:p>0.4301576802178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0.8-[.$D25] + RAND()*MIN([.$D25]; 0.1)" office:value-type="float" office:value="0.183266835545036" calcext:value-type="float">
            <text:p>0.183266835545036</text:p>
          </table:table-cell>
          <table:table-cell table:formula="of:=0.8-[.$D25] + RAND()*MIN([.$D25]; 0.1)" office:value-type="float" office:value="0.126323832657679" calcext:value-type="float">
            <text:p>0.126323832657679</text:p>
          </table:table-cell>
          <table:table-cell table:formula="of:=0.8-[.$D25] + RAND()*MIN([.$D25]; 0.1)" office:value-type="float" office:value="0.116902990977098" calcext:value-type="float">
            <text:p>0.116902990977098</text:p>
          </table:table-cell>
          <table:table-cell table:formula="of:=0.8-[.$D25] + RAND()*MIN([.$D25]; 0.1)" office:value-type="float" office:value="0.180285961917361" calcext:value-type="float">
            <text:p>0.180285961917361</text:p>
          </table:table-cell>
          <table:table-cell/>
          <table:table-cell table:formula="of:=1-[.$D25] + RAND()*MIN([.$D25]; 0.1)" office:value-type="float" office:value="0.381581791821544" calcext:value-type="float">
            <text:p>0.381581791821544</text:p>
          </table:table-cell>
          <table:table-cell table:formula="of:=1-[.$D25] + RAND()*MIN([.$D25]; 0.1)" office:value-type="float" office:value="0.374628048080813" calcext:value-type="float">
            <text:p>0.374628048080813</text:p>
          </table:table-cell>
          <table:table-cell table:formula="of:=1-[.$D25] + RAND()*MIN([.$D25]; 0.1)" office:value-type="float" office:value="0.308689156516692" calcext:value-type="float">
            <text:p>0.308689156516692</text:p>
          </table:table-cell>
          <table:table-cell table:formula="of:=1-[.$D25] + RAND()*MIN([.$D25]; 0.1)" office:value-type="float" office:value="0.374196387361134" calcext:value-type="float">
            <text:p>0.3741963873611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0.8-[.$D26] + RAND()*MIN([.$D26]; 0.1)" office:value-type="float" office:value="0.050415724153613" calcext:value-type="float">
            <text:p>0.050415724153613</text:p>
          </table:table-cell>
          <table:table-cell table:formula="of:=0.8-[.$D26] + RAND()*MIN([.$D26]; 0.1)" office:value-type="float" office:value="0.0746511330362485" calcext:value-type="float">
            <text:p>0.074651133036249</text:p>
          </table:table-cell>
          <table:table-cell table:formula="of:=0.8-[.$D26] + RAND()*MIN([.$D26]; 0.1)" office:value-type="float" office:value="0.0952510131730348" calcext:value-type="float">
            <text:p>0.095251013173035</text:p>
          </table:table-cell>
          <table:table-cell table:formula="of:=0.8-[.$D26] + RAND()*MIN([.$D26]; 0.1)" office:value-type="float" office:value="0.0118634169328563" calcext:value-type="float">
            <text:p>0.011863416932856</text:p>
          </table:table-cell>
          <table:table-cell/>
          <table:table-cell table:formula="of:=1-[.$D26] + RAND()*MIN([.$D26]; 0.1)" office:value-type="float" office:value="0.27333114523954" calcext:value-type="float">
            <text:p>0.27333114523954</text:p>
          </table:table-cell>
          <table:table-cell table:formula="of:=1-[.$D26] + RAND()*MIN([.$D26]; 0.1)" office:value-type="float" office:value="0.229742992162619" calcext:value-type="float">
            <text:p>0.229742992162619</text:p>
          </table:table-cell>
          <table:table-cell table:formula="of:=1-[.$D26] + RAND()*MIN([.$D26]; 0.1)" office:value-type="float" office:value="0.256797351513859" calcext:value-type="float">
            <text:p>0.256797351513859</text:p>
          </table:table-cell>
          <table:table-cell table:formula="of:=1-[.$D26] + RAND()*MIN([.$D26]; 0.1)" office:value-type="float" office:value="0.298351390441855" calcext:value-type="float">
            <text:p>0.2983513904418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0.8-[.$D27] + RAND()*MIN([.$D27]; 0.1)" office:value-type="float" office:value="-0.0270491056177163" calcext:value-type="float">
            <text:p>-0.027049105617716</text:p>
          </table:table-cell>
          <table:table-cell table:formula="of:=0.8-[.$D27] + RAND()*MIN([.$D27]; 0.1)" office:value-type="float" office:value="-0.0246487193872604" calcext:value-type="float">
            <text:p>-0.02464871938726</text:p>
          </table:table-cell>
          <table:table-cell table:formula="of:=0.8-[.$D27] + RAND()*MIN([.$D27]; 0.1)" office:value-type="float" office:value="-0.0543035822274553" calcext:value-type="float">
            <text:p>-0.054303582227455</text:p>
          </table:table-cell>
          <table:table-cell table:formula="of:=0.8-[.$D27] + RAND()*MIN([.$D27]; 0.1)" office:value-type="float" office:value="-0.0767908947400762" calcext:value-type="float">
            <text:p>-0.076790894740076</text:p>
          </table:table-cell>
          <table:table-cell/>
          <table:table-cell table:formula="of:=1-[.$D27] + RAND()*MIN([.$D27]; 0.1)" office:value-type="float" office:value="0.123744194500914" calcext:value-type="float">
            <text:p>0.123744194500914</text:p>
          </table:table-cell>
          <table:table-cell table:formula="of:=1-[.$D27] + RAND()*MIN([.$D27]; 0.1)" office:value-type="float" office:value="0.160072055406977" calcext:value-type="float">
            <text:p>0.160072055406977</text:p>
          </table:table-cell>
          <table:table-cell table:formula="of:=1-[.$D27] + RAND()*MIN([.$D27]; 0.1)" office:value-type="float" office:value="0.187768031340544" calcext:value-type="float">
            <text:p>0.187768031340544</text:p>
          </table:table-cell>
          <table:table-cell table:formula="of:=1-[.$D27] + RAND()*MIN([.$D27]; 0.1)" office:value-type="float" office:value="0.106875549682248" calcext:value-type="float">
            <text:p>0.1068755496822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0.8-[.$D28] + RAND()*MIN([.$D28]; 0.1)" office:value-type="float" office:value="-0.108717650418121" calcext:value-type="float">
            <text:p>-0.108717650418121</text:p>
          </table:table-cell>
          <table:table-cell table:formula="of:=0.8-[.$D28] + RAND()*MIN([.$D28]; 0.1)" office:value-type="float" office:value="-0.129856005162922" calcext:value-type="float">
            <text:p>-0.129856005162922</text:p>
          </table:table-cell>
          <table:table-cell table:formula="of:=0.8-[.$D28] + RAND()*MIN([.$D28]; 0.1)" office:value-type="float" office:value="-0.158972117392509" calcext:value-type="float">
            <text:p>-0.158972117392509</text:p>
          </table:table-cell>
          <table:table-cell table:formula="of:=0.8-[.$D28] + RAND()*MIN([.$D28]; 0.1)" office:value-type="float" office:value="-0.137041810053649" calcext:value-type="float">
            <text:p>-0.137041810053649</text:p>
          </table:table-cell>
          <table:table-cell/>
          <table:table-cell table:formula="of:=1-[.$D28] + RAND()*MIN([.$D28]; 0.1)" office:value-type="float" office:value="0.0673182815023821" calcext:value-type="float">
            <text:p>0.067318281502382</text:p>
          </table:table-cell>
          <table:table-cell table:formula="of:=1-[.$D28] + RAND()*MIN([.$D28]; 0.1)" office:value-type="float" office:value="0.0113955933960245" calcext:value-type="float">
            <text:p>0.011395593396025</text:p>
          </table:table-cell>
          <table:table-cell table:formula="of:=1-[.$D28] + RAND()*MIN([.$D28]; 0.1)" office:value-type="float" office:value="0.0969487813545491" calcext:value-type="float">
            <text:p>0.096948781354549</text:p>
          </table:table-cell>
          <table:table-cell table:formula="of:=1-[.$D28] + RAND()*MIN([.$D28]; 0.1)" office:value-type="float" office:value="0.014503411281164" calcext:value-type="float">
            <text:p>0.014503411281164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(trace_neg)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2)" office:value-type="float" office:value="1" calcext:value-type="float">
            <text:p>1</text:p>
          </table:table-cell>
          <table:table-cell table:formula="of:=1-[.$D33] + RAND()*MIN([.$D33]; 0.2)" office:value-type="float" office:value="1" calcext:value-type="float">
            <text:p>1</text:p>
          </table:table-cell>
          <table:table-cell table:formula="of:=1-[.$D33] + RAND()*MIN([.$D33]; 0.3)" office:value-type="float" office:value="1" calcext:value-type="float">
            <text:p>1</text:p>
          </table:table-cell>
          <table:table-cell/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1-[.$D34] + RAND()*MIN([.$D34]; 0.1)" office:value-type="float" office:value="0.918076118805565" calcext:value-type="float">
            <text:p>0.918076118805565</text:p>
          </table:table-cell>
          <table:table-cell table:formula="of:=1-[.$D34] + RAND()*MIN([.$D34]; 0.2)" office:value-type="float" office:value="0.941750123244893" calcext:value-type="float">
            <text:p>0.941750123244893</text:p>
          </table:table-cell>
          <table:table-cell table:formula="of:=1-[.$D34] + RAND()*MIN([.$D34]; 0.2)" office:value-type="float" office:value="0.952399934537042" calcext:value-type="float">
            <text:p>0.952399934537042</text:p>
          </table:table-cell>
          <table:table-cell table:formula="of:=1-[.$D34] + RAND()*MIN([.$D34]; 0.3)" office:value-type="float" office:value="0.907260769920401" calcext:value-type="float">
            <text:p>0.907260769920401</text:p>
          </table:table-cell>
          <table:table-cell/>
          <table:table-cell table:formula="of:=1-[.$D34] + RAND()*MIN([.$D34]; 0.1)" office:value-type="float" office:value="0.957638064336734" calcext:value-type="float">
            <text:p>0.957638064336734</text:p>
          </table:table-cell>
          <table:table-cell table:formula="of:=1-[.$D34] + RAND()*MIN([.$D34]; 0.1)" office:value-type="float" office:value="0.966680751515094" calcext:value-type="float">
            <text:p>0.966680751515094</text:p>
          </table:table-cell>
          <table:table-cell table:formula="of:=1-[.$D34] + RAND()*MIN([.$D34]; 0.1)" office:value-type="float" office:value="0.991860304933334" calcext:value-type="float">
            <text:p>0.991860304933334</text:p>
          </table:table-cell>
          <table:table-cell table:formula="of:=1-[.$D34] + RAND()*MIN([.$D34]; 0.1)" office:value-type="float" office:value="0.994508958733446" calcext:value-type="float">
            <text:p>0.9945089587334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1-[.$D35] + RAND()*MIN([.$D35]; 0.1)" office:value-type="float" office:value="0.896941974894311" calcext:value-type="float">
            <text:p>0.896941974894311</text:p>
          </table:table-cell>
          <table:table-cell table:formula="of:=1-[.$D35] + RAND()*MIN([.$D35]; 0.2)" office:value-type="float" office:value="0.850687443522669" calcext:value-type="float">
            <text:p>0.850687443522669</text:p>
          </table:table-cell>
          <table:table-cell table:formula="of:=1-[.$D35] + RAND()*MIN([.$D35]; 0.2)" office:value-type="float" office:value="0.954153519788066" calcext:value-type="float">
            <text:p>0.954153519788066</text:p>
          </table:table-cell>
          <table:table-cell table:formula="of:=1-[.$D35] + RAND()*MIN([.$D35]; 0.3)" office:value-type="float" office:value="0.930206058692206" calcext:value-type="float">
            <text:p>0.930206058692206</text:p>
          </table:table-cell>
          <table:table-cell/>
          <table:table-cell table:formula="of:=1-[.$D35] + RAND()*MIN([.$D35]; 0.1)" office:value-type="float" office:value="0.857569579248953" calcext:value-type="float">
            <text:p>0.857569579248953</text:p>
          </table:table-cell>
          <table:table-cell table:formula="of:=1-[.$D35] + RAND()*MIN([.$D35]; 0.1)" office:value-type="float" office:value="0.861225853236714" calcext:value-type="float">
            <text:p>0.861225853236714</text:p>
          </table:table-cell>
          <table:table-cell table:formula="of:=1-[.$D35] + RAND()*MIN([.$D35]; 0.1)" office:value-type="float" office:value="0.876260445725243" calcext:value-type="float">
            <text:p>0.876260445725243</text:p>
          </table:table-cell>
          <table:table-cell table:formula="of:=1-[.$D35] + RAND()*MIN([.$D35]; 0.1)" office:value-type="float" office:value="0.862187103552713" calcext:value-type="float">
            <text:p>0.8621871035527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1-[.$D36] + RAND()*MIN([.$D36]; 0.1)" office:value-type="float" office:value="0.795967549389409" calcext:value-type="float">
            <text:p>0.795967549389409</text:p>
          </table:table-cell>
          <table:table-cell table:formula="of:=1-[.$D36] + RAND()*MIN([.$D36]; 0.2)" office:value-type="float" office:value="0.822947099085778" calcext:value-type="float">
            <text:p>0.822947099085778</text:p>
          </table:table-cell>
          <table:table-cell table:formula="of:=1-[.$D36] + RAND()*MIN([.$D36]; 0.2)" office:value-type="float" office:value="0.836440169014073" calcext:value-type="float">
            <text:p>0.836440169014073</text:p>
          </table:table-cell>
          <table:table-cell table:formula="of:=1-[.$D36] + RAND()*MIN([.$D36]; 0.3)" office:value-type="float" office:value="0.936380583032707" calcext:value-type="float">
            <text:p>0.936380583032707</text:p>
          </table:table-cell>
          <table:table-cell/>
          <table:table-cell table:formula="of:=1-[.$D36] + RAND()*MIN([.$D36]; 0.1)" office:value-type="float" office:value="0.765635409400031" calcext:value-type="float">
            <text:p>0.765635409400031</text:p>
          </table:table-cell>
          <table:table-cell table:formula="of:=1-[.$D36] + RAND()*MIN([.$D36]; 0.1)" office:value-type="float" office:value="0.788662026613042" calcext:value-type="float">
            <text:p>0.788662026613042</text:p>
          </table:table-cell>
          <table:table-cell table:formula="of:=1-[.$D36] + RAND()*MIN([.$D36]; 0.1)" office:value-type="float" office:value="0.775035668048547" calcext:value-type="float">
            <text:p>0.775035668048547</text:p>
          </table:table-cell>
          <table:table-cell table:formula="of:=1-[.$D36] + RAND()*MIN([.$D36]; 0.1)" office:value-type="float" office:value="0.754260803789227" calcext:value-type="float">
            <text:p>0.7542608037892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1-[.$D37] + RAND()*MIN([.$D37]; 0.1)" office:value-type="float" office:value="0.606750568273885" calcext:value-type="float">
            <text:p>0.606750568273885</text:p>
          </table:table-cell>
          <table:table-cell table:formula="of:=1-[.$D37] + RAND()*MIN([.$D37]; 0.2)" office:value-type="float" office:value="0.714711541271275" calcext:value-type="float">
            <text:p>0.714711541271275</text:p>
          </table:table-cell>
          <table:table-cell table:formula="of:=1-[.$D37] + RAND()*MIN([.$D37]; 0.2)" office:value-type="float" office:value="0.600527053726973" calcext:value-type="float">
            <text:p>0.600527053726973</text:p>
          </table:table-cell>
          <table:table-cell table:formula="of:=1-[.$D37] + RAND()*MIN([.$D37]; 0.3)" office:value-type="float" office:value="0.890555238304798" calcext:value-type="float">
            <text:p>0.890555238304798</text:p>
          </table:table-cell>
          <table:table-cell/>
          <table:table-cell table:formula="of:=1-[.$D37] + RAND()*MIN([.$D37]; 0.1)" office:value-type="float" office:value="0.677860241771407" calcext:value-type="float">
            <text:p>0.677860241771407</text:p>
          </table:table-cell>
          <table:table-cell table:formula="of:=1-[.$D37] + RAND()*MIN([.$D37]; 0.1)" office:value-type="float" office:value="0.68124229309355" calcext:value-type="float">
            <text:p>0.68124229309355</text:p>
          </table:table-cell>
          <table:table-cell table:formula="of:=1-[.$D37] + RAND()*MIN([.$D37]; 0.1)" office:value-type="float" office:value="0.646614907005617" calcext:value-type="float">
            <text:p>0.646614907005617</text:p>
          </table:table-cell>
          <table:table-cell table:formula="of:=1-[.$D37] + RAND()*MIN([.$D37]; 0.1)" office:value-type="float" office:value="0.675592476164193" calcext:value-type="float">
            <text:p>0.675592476164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1-[.$D38] + RAND()*MIN([.$D38]; 0.1)" office:value-type="float" office:value="0.571167186028191" calcext:value-type="float">
            <text:p>0.571167186028191</text:p>
          </table:table-cell>
          <table:table-cell table:formula="of:=1-[.$D38] + RAND()*MIN([.$D38]; 0.2)" office:value-type="float" office:value="0.534059276768841" calcext:value-type="float">
            <text:p>0.534059276768841</text:p>
          </table:table-cell>
          <table:table-cell table:formula="of:=1-[.$D38] + RAND()*MIN([.$D38]; 0.2)" office:value-type="float" office:value="0.645601009500643" calcext:value-type="float">
            <text:p>0.645601009500643</text:p>
          </table:table-cell>
          <table:table-cell table:formula="of:=1-[.$D38] + RAND()*MIN([.$D38]; 0.3)" office:value-type="float" office:value="0.780528614894877" calcext:value-type="float">
            <text:p>0.780528614894877</text:p>
          </table:table-cell>
          <table:table-cell/>
          <table:table-cell table:formula="of:=1-[.$D38] + RAND()*MIN([.$D38]; 0.1)" office:value-type="float" office:value="0.587883184817844" calcext:value-type="float">
            <text:p>0.587883184817844</text:p>
          </table:table-cell>
          <table:table-cell table:formula="of:=1-[.$D38] + RAND()*MIN([.$D38]; 0.1)" office:value-type="float" office:value="0.577882220744578" calcext:value-type="float">
            <text:p>0.577882220744578</text:p>
          </table:table-cell>
          <table:table-cell table:formula="of:=1-[.$D38] + RAND()*MIN([.$D38]; 0.1)" office:value-type="float" office:value="0.580950008195815" calcext:value-type="float">
            <text:p>0.580950008195815</text:p>
          </table:table-cell>
          <table:table-cell table:formula="of:=1-[.$D38] + RAND()*MIN([.$D38]; 0.1)" office:value-type="float" office:value="0.503314539043985" calcext:value-type="float">
            <text:p>0.5033145390439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1-[.$D39] + RAND()*MIN([.$D39]; 0.1)" office:value-type="float" office:value="0.485133605954902" calcext:value-type="float">
            <text:p>0.485133605954902</text:p>
          </table:table-cell>
          <table:table-cell table:formula="of:=1-[.$D39] + RAND()*MIN([.$D39]; 0.2)" office:value-type="float" office:value="0.548534139494734" calcext:value-type="float">
            <text:p>0.548534139494734</text:p>
          </table:table-cell>
          <table:table-cell table:formula="of:=1-[.$D39] + RAND()*MIN([.$D39]; 0.2)" office:value-type="float" office:value="0.517822010449505" calcext:value-type="float">
            <text:p>0.517822010449505</text:p>
          </table:table-cell>
          <table:table-cell table:formula="of:=1-[.$D39] + RAND()*MIN([.$D39]; 0.3)" office:value-type="float" office:value="0.418805326119835" calcext:value-type="float">
            <text:p>0.418805326119835</text:p>
          </table:table-cell>
          <table:table-cell/>
          <table:table-cell table:formula="of:=1-[.$D39] + RAND()*MIN([.$D39]; 0.1)" office:value-type="float" office:value="0.496301712286888" calcext:value-type="float">
            <text:p>0.496301712286888</text:p>
          </table:table-cell>
          <table:table-cell table:formula="of:=1-[.$D39] + RAND()*MIN([.$D39]; 0.1)" office:value-type="float" office:value="0.498757817197324" calcext:value-type="float">
            <text:p>0.498757817197324</text:p>
          </table:table-cell>
          <table:table-cell table:formula="of:=1-[.$D39] + RAND()*MIN([.$D39]; 0.1)" office:value-type="float" office:value="0.443481471724034" calcext:value-type="float">
            <text:p>0.443481471724034</text:p>
          </table:table-cell>
          <table:table-cell table:formula="of:=1-[.$D39] + RAND()*MIN([.$D39]; 0.1)" office:value-type="float" office:value="0.416213767469597" calcext:value-type="float">
            <text:p>0.4162137674695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1-[.$D40] + RAND()*MIN([.$D40]; 0.1)" office:value-type="float" office:value="0.369612267189546" calcext:value-type="float">
            <text:p>0.369612267189546</text:p>
          </table:table-cell>
          <table:table-cell table:formula="of:=1-[.$D40] + RAND()*MIN([.$D40]; 0.2)" office:value-type="float" office:value="0.453439908855027" calcext:value-type="float">
            <text:p>0.453439908855027</text:p>
          </table:table-cell>
          <table:table-cell table:formula="of:=1-[.$D40] + RAND()*MIN([.$D40]; 0.2)" office:value-type="float" office:value="0.40740354128898" calcext:value-type="float">
            <text:p>0.40740354128898</text:p>
          </table:table-cell>
          <table:table-cell table:formula="of:=1-[.$D40] + RAND()*MIN([.$D40]; 0.3)" office:value-type="float" office:value="0.500621662925644" calcext:value-type="float">
            <text:p>0.500621662925644</text:p>
          </table:table-cell>
          <table:table-cell/>
          <table:table-cell table:formula="of:=1-[.$D40] + RAND()*MIN([.$D40]; 0.1)" office:value-type="float" office:value="0.32979128059561" calcext:value-type="float">
            <text:p>0.32979128059561</text:p>
          </table:table-cell>
          <table:table-cell table:formula="of:=1-[.$D40] + RAND()*MIN([.$D40]; 0.1)" office:value-type="float" office:value="0.324641608669308" calcext:value-type="float">
            <text:p>0.324641608669308</text:p>
          </table:table-cell>
          <table:table-cell table:formula="of:=1-[.$D40] + RAND()*MIN([.$D40]; 0.1)" office:value-type="float" office:value="0.371385618773755" calcext:value-type="float">
            <text:p>0.371385618773755</text:p>
          </table:table-cell>
          <table:table-cell table:formula="of:=1-[.$D40] + RAND()*MIN([.$D40]; 0.1)" office:value-type="float" office:value="0.354471165450041" calcext:value-type="float">
            <text:p>0.3544711654500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1-[.$D41] + RAND()*MIN([.$D41]; 0.1)" office:value-type="float" office:value="0.225087156698401" calcext:value-type="float">
            <text:p>0.225087156698401</text:p>
          </table:table-cell>
          <table:table-cell table:formula="of:=1-[.$D41] + RAND()*MIN([.$D41]; 0.2)" office:value-type="float" office:value="0.27316008562746" calcext:value-type="float">
            <text:p>0.27316008562746</text:p>
          </table:table-cell>
          <table:table-cell table:formula="of:=1-[.$D41] + RAND()*MIN([.$D41]; 0.2)" office:value-type="float" office:value="0.370058244827954" calcext:value-type="float">
            <text:p>0.370058244827954</text:p>
          </table:table-cell>
          <table:table-cell table:formula="of:=1-[.$D41] + RAND()*MIN([.$D41]; 0.3)" office:value-type="float" office:value="0.292108135737076" calcext:value-type="float">
            <text:p>0.292108135737076</text:p>
          </table:table-cell>
          <table:table-cell/>
          <table:table-cell table:formula="of:=1-[.$D41] + RAND()*MIN([.$D41]; 0.1)" office:value-type="float" office:value="0.200306475509963" calcext:value-type="float">
            <text:p>0.200306475509963</text:p>
          </table:table-cell>
          <table:table-cell table:formula="of:=1-[.$D41] + RAND()*MIN([.$D41]; 0.1)" office:value-type="float" office:value="0.246785023285011" calcext:value-type="float">
            <text:p>0.246785023285011</text:p>
          </table:table-cell>
          <table:table-cell table:formula="of:=1-[.$D41] + RAND()*MIN([.$D41]; 0.1)" office:value-type="float" office:value="0.204900628994162" calcext:value-type="float">
            <text:p>0.204900628994162</text:p>
          </table:table-cell>
          <table:table-cell table:formula="of:=1-[.$D41] + RAND()*MIN([.$D41]; 0.1)" office:value-type="float" office:value="0.200173272141142" calcext:value-type="float">
            <text:p>0.2001732721411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1-[.$D42] + RAND()*MIN([.$D42]; 0.1)" office:value-type="float" office:value="0.167299605139899" calcext:value-type="float">
            <text:p>0.167299605139899</text:p>
          </table:table-cell>
          <table:table-cell table:formula="of:=1-[.$D42] + RAND()*MIN([.$D42]; 0.2)" office:value-type="float" office:value="0.214333884702387" calcext:value-type="float">
            <text:p>0.214333884702387</text:p>
          </table:table-cell>
          <table:table-cell table:formula="of:=1-[.$D42] + RAND()*MIN([.$D42]; 0.2)" office:value-type="float" office:value="0.14381527293421" calcext:value-type="float">
            <text:p>0.14381527293421</text:p>
          </table:table-cell>
          <table:table-cell table:formula="of:=1-[.$D42] + RAND()*MIN([.$D42]; 0.3)" office:value-type="float" office:value="0.141452321721174" calcext:value-type="float">
            <text:p>0.141452321721174</text:p>
          </table:table-cell>
          <table:table-cell/>
          <table:table-cell table:formula="of:=1-[.$D42] + RAND()*MIN([.$D42]; 0.1)" office:value-type="float" office:value="0.1698441795155" calcext:value-type="float">
            <text:p>0.1698441795155</text:p>
          </table:table-cell>
          <table:table-cell table:formula="of:=1-[.$D42] + RAND()*MIN([.$D42]; 0.1)" office:value-type="float" office:value="0.109287464928389" calcext:value-type="float">
            <text:p>0.109287464928389</text:p>
          </table:table-cell>
          <table:table-cell table:formula="of:=1-[.$D42] + RAND()*MIN([.$D42]; 0.1)" office:value-type="float" office:value="0.175876743924343" calcext:value-type="float">
            <text:p>0.175876743924343</text:p>
          </table:table-cell>
          <table:table-cell table:formula="of:=1-[.$D42] + RAND()*MIN([.$D42]; 0.1)" office:value-type="float" office:value="0.153952559601194" calcext:value-type="float">
            <text:p>0.153952559601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1-[.$D43] + RAND()*MIN([.$D43]; 0.1)" office:value-type="float" office:value="0.0416518356240012" calcext:value-type="float">
            <text:p>0.041651835624001</text:p>
          </table:table-cell>
          <table:table-cell table:formula="of:=1-[.$D43] + RAND()*MIN([.$D43]; 0.2)" office:value-type="float" office:value="0.182450709338937" calcext:value-type="float">
            <text:p>0.182450709338937</text:p>
          </table:table-cell>
          <table:table-cell table:formula="of:=1-[.$D43] + RAND()*MIN([.$D43]; 0.2)" office:value-type="float" office:value="0.0349727185490016" calcext:value-type="float">
            <text:p>0.034972718549002</text:p>
          </table:table-cell>
          <table:table-cell table:formula="of:=1-[.$D43] + RAND()*MIN([.$D43]; 0.3)" office:value-type="float" office:value="0.098196820289291" calcext:value-type="float">
            <text:p>0.098196820289291</text:p>
          </table:table-cell>
          <table:table-cell/>
          <table:table-cell table:formula="of:=1-[.$D43] + RAND()*MIN([.$D43]; 0.1)" office:value-type="float" office:value="0.0686852947186552" calcext:value-type="float">
            <text:p>0.068685294718655</text:p>
          </table:table-cell>
          <table:table-cell table:formula="of:=1-[.$D43] + RAND()*MIN([.$D43]; 0.1)" office:value-type="float" office:value="0.0820249746335393" calcext:value-type="float">
            <text:p>0.082024974633539</text:p>
          </table:table-cell>
          <table:table-cell table:formula="of:=1-[.$D43] + RAND()*MIN([.$D43]; 0.1)" office:value-type="float" office:value="0.0647096132468498" calcext:value-type="float">
            <text:p>0.06470961324685</text:p>
          </table:table-cell>
          <table:table-cell table:formula="of:=1-[.$D43] + RAND()*MIN([.$D43]; 0.1)" office:value-type="float" office:value="0.0854958369208301" calcext:value-type="float">
            <text:p>0.08549583692083</text:p>
          </table:table-cell>
          <table:table-cell table:number-columns-repeated="10"/>
        </table:table-row>
        <table:table-row table:style-name="ro1" table:number-rows-repeated="65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nductive Min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his table is used to record the experiment results after 5 tests on the same P(loh_neg) control variable, but only for one 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ahland’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arcu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fg-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8:04:08.87609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31:43.009221779</meta:creation-date>
    <dc:date>2019-02-22T18:30:24.312878582</dc:date>
    <meta:editing-duration>PT57M57S</meta:editing-duration>
    <meta:editing-cycles>4</meta:editing-cycles>
    <meta:generator>LibreOffice/6.0.7.3$Linux_X86_64 LibreOffice_project/00m0$Build-3</meta:generator>
    <meta:document-statistic meta:table-count="2" meta:cell-count="7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2.411cm" svg:y="0.316cm" chart:style-name="ch2">
          <text:p>Precision Result With Different Log Negative Possibility</text:p>
        </chart:title>
        <chart:legend chart:legend-position="end" svg:x="11.928cm" svg:y="3.457cm" style:legend-expansion="high" chart:style-name="ch3"/>
        <chart:plot-area chart:style-name="ch4" table:cell-range-address="Sheet1.E2:Sheet1.H13 Sheet1.C2:Sheet1.C13 Sheet1.A1:Sheet1.A1" chart:data-source-has-labels="both" svg:x="1.33cm" svg:y="1.275cm" svg:width="10.279cm" svg:height="6.57cm">
          <chartooo:coordinate-region svg:x="2.057cm" svg:y="1.474cm" svg:width="9.552cm" svg:height="6.172cm"/>
          <chart:axis chart:dimension="x" chart:name="primary-x" chart:style-name="ch5" chartooo:axis-type="auto">
            <chart:title svg:x="5.605cm" svg:y="8.025cm" chart:style-name="ch6">
              <text:p>P(log_neg)</text:p>
            </chart:title>
            <chart:categories table:cell-range-address="Sheet1.E2:Sheet1.E2"/>
          </chart:axis>
          <chart:axis chart:dimension="y" chart:name="primary-y" chart:style-name="ch7">
            <chart:title svg:x="0.451cm" svg:y="5.292cm" chart:style-name="ch8">
              <text:p>Precision</text:p>
            </chart:title>
            <chart:grid chart:style-name="ch9" chart:class="major"/>
          </chart:axis>
          <chart:series chart:style-name="ch10" chart:values-cell-range-address="Sheet1.E2:Sheet1.E13" chart:label-cell-address="Sheet1.A1:Sheet1.A1" chart:class="chart:scatter">
            <chart:domain table:cell-range-address="Sheet1.C2:Sheet1.C13"/>
            <chart:data-point chart:repeated="12"/>
          </chart:series>
          <chart:series chart:style-name="ch11" chart:values-cell-range-address="Sheet1.F2:Sheet1.F13" chart:label-cell-address="Sheet1.A1:Sheet1.A1" chart:class="chart:scatter">
            <chart:data-point chart:repeated="12"/>
          </chart:series>
          <chart:series chart:style-name="ch12" chart:values-cell-range-address="Sheet1.G2:Sheet1.G13" chart:label-cell-address="Sheet1.A1:Sheet1.A1" chart:class="chart:scatter">
            <chart:data-point chart:repeated="12"/>
          </chart:series>
          <chart:series chart:style-name="ch13" chart:values-cell-range-address="Sheet1.H2:Sheet1.H13" chart:label-cell-address="Sheet1.A1:Sheet1.A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-Precision</text:p>
                <draw:g>
                  <svg:desc>Sheet1.E2:Sheet1.E2</svg:desc>
                </draw:g>
              </table:table-cell>
              <table:table-cell office:value-type="float" office:value="NaN">
                <text:p>NaN</text:p>
                <draw:g>
                  <svg:desc>Sheet1.C2:Sheet1.C13</svg:desc>
                </draw:g>
              </table:table-cell>
              <table:table-cell office:value-type="float" office:value="NaN">
                <text:p>NaN</text:p>
                <draw:g>
                  <svg:desc>Sheet1.E2:Sheet1.E13</svg:desc>
                </draw:g>
              </table:table-cell>
              <table:table-cell office:value-type="float" office:value="NaN">
                <text:p>NaN</text:p>
                <draw:g>
                  <svg:desc>Sheet1.F2:Sheet1.F13</svg:desc>
                </draw:g>
              </table:table-cell>
              <table:table-cell office:value-type="float" office:value="NaN">
                <text:p>NaN</text:p>
                <draw:g>
                  <svg:desc>Sheet1.G2:Sheet1.G13</svg:desc>
                </draw:g>
              </table:table-cell>
              <table:table-cell office:value-type="float" office:value="NaN">
                <text:p>NaN</text:p>
                <draw:g>
                  <svg:desc>Sheet1.H2:Sheet1.H13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933008875226018">
                <text:p>0.933008875226018</text:p>
              </table:table-cell>
              <table:table-cell office:value-type="float" office:value="0.999244525385125">
                <text:p>0.999244525385125</text:p>
              </table:table-cell>
              <table:table-cell office:value-type="float" office:value="0.918176199750153">
                <text:p>0.918176199750153</text:p>
              </table:table-cell>
              <table:table-cell office:value-type="float" office:value="0.937228480222022">
                <text:p>0.937228480222022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855904233508185">
                <text:p>0.855904233508185</text:p>
              </table:table-cell>
              <table:table-cell office:value-type="float" office:value="0.976036440790898">
                <text:p>0.976036440790898</text:p>
              </table:table-cell>
              <table:table-cell office:value-type="float" office:value="0.800390414644754">
                <text:p>0.800390414644754</text:p>
              </table:table-cell>
              <table:table-cell office:value-type="float" office:value="0.908337423548656">
                <text:p>0.908337423548656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764170577654665">
                <text:p>0.764170577654665</text:p>
              </table:table-cell>
              <table:table-cell office:value-type="float" office:value="0.731984400112676">
                <text:p>0.731984400112676</text:p>
              </table:table-cell>
              <table:table-cell office:value-type="float" office:value="0.869192907284161">
                <text:p>0.869192907284161</text:p>
              </table:table-cell>
              <table:table-cell office:value-type="float" office:value="0.867578967007069">
                <text:p>0.867578967007069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630779845480985">
                <text:p>0.630779845480985</text:p>
              </table:table-cell>
              <table:table-cell office:value-type="float" office:value="0.626971553037601">
                <text:p>0.626971553037601</text:p>
              </table:table-cell>
              <table:table-cell office:value-type="float" office:value="0.622878527980557">
                <text:p>0.622878527980557</text:p>
              </table:table-cell>
              <table:table-cell office:value-type="float" office:value="0.862650624528469">
                <text:p>0.86265062452846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522464650655052">
                <text:p>0.522464650655052</text:p>
              </table:table-cell>
              <table:table-cell office:value-type="float" office:value="0.617088773950277">
                <text:p>0.617088773950277</text:p>
              </table:table-cell>
              <table:table-cell office:value-type="float" office:value="0.657158923892602">
                <text:p>0.657158923892602</text:p>
              </table:table-cell>
              <table:table-cell office:value-type="float" office:value="0.724478387501745">
                <text:p>0.72447838750174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403599648410278">
                <text:p>0.403599648410278</text:p>
              </table:table-cell>
              <table:table-cell office:value-type="float" office:value="0.593367737201891">
                <text:p>0.593367737201891</text:p>
              </table:table-cell>
              <table:table-cell office:value-type="float" office:value="0.561947194444228">
                <text:p>0.561947194444228</text:p>
              </table:table-cell>
              <table:table-cell office:value-type="float" office:value="0.692300136434914">
                <text:p>0.692300136434914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318209558488759">
                <text:p>0.318209558488759</text:p>
              </table:table-cell>
              <table:table-cell office:value-type="float" office:value="0.469212860169233">
                <text:p>0.469212860169233</text:p>
              </table:table-cell>
              <table:table-cell office:value-type="float" office:value="0.386066695017678">
                <text:p>0.386066695017678</text:p>
              </table:table-cell>
              <table:table-cell office:value-type="float" office:value="0.483379448129091">
                <text:p>0.483379448129091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230721225339081">
                <text:p>0.230721225339081</text:p>
              </table:table-cell>
              <table:table-cell office:value-type="float" office:value="0.336158733991022">
                <text:p>0.336158733991022</text:p>
              </table:table-cell>
              <table:table-cell office:value-type="float" office:value="0.369228030010206">
                <text:p>0.369228030010206</text:p>
              </table:table-cell>
              <table:table-cell office:value-type="float" office:value="0.425477824325252">
                <text:p>0.425477824325252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1113848953598">
                <text:p>0.1113848953598</text:p>
              </table:table-cell>
              <table:table-cell office:value-type="float" office:value="0.28973137298616">
                <text:p>0.28973137298616</text:p>
              </table:table-cell>
              <table:table-cell office:value-type="float" office:value="0.247960776929541">
                <text:p>0.247960776929541</text:p>
              </table:table-cell>
              <table:table-cell office:value-type="float" office:value="0.343043982084104">
                <text:p>0.34304398208410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876563247292205">
                <text:p>0.0876563247292205</text:p>
              </table:table-cell>
              <table:table-cell office:value-type="float" office:value="0.0907465015364529">
                <text:p>0.0907465015364529</text:p>
              </table:table-cell>
              <table:table-cell office:value-type="float" office:value="0.183614548747544">
                <text:p>0.183614548747544</text:p>
              </table:table-cell>
              <table:table-cell office:value-type="float" office:value="0.22476220705724">
                <text:p>0.22476220705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f200" draw:fill-color="#fff2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75cm" svg:height="16.895cm" xlink:href=".." xlink:type="simple" chart:class="chart:scatter" chart:style-name="ch1">
        <chart:title svg:x="6.611cm" svg:y="0.473cm" chart:style-name="ch2">
          <text:p>Precision With Varied P(trace_neg)</text:p>
        </chart:title>
        <chart:legend chart:legend-position="end" svg:x="15.717cm" svg:y="6.405cm" style:legend-expansion="high" chart:style-name="ch3"/>
        <chart:plot-area chart:style-name="ch4" table:cell-range-address="Sheet2.D3:Sheet2.H13 Sheet2.E2:Sheet2.H2 Sheet2.E17:Sheet2.H28" chart:data-source-has-labels="row" svg:x="1.418cm" svg:y="1.589cm" svg:width="13.892cm" svg:height="13.988cm">
          <chartooo:coordinate-region svg:x="2.251cm" svg:y="1.788cm" svg:width="12.819cm" svg:height="13.59cm"/>
          <chart:axis chart:dimension="x" chart:name="primary-x" chart:style-name="ch5">
            <chart:title svg:x="7.288cm" svg:y="15.914cm" chart:style-name="ch6">
              <text:p>P(Trace_Neg)</text:p>
            </chart:title>
          </chart:axis>
          <chart:axis chart:dimension="y" chart:name="primary-y" chart:style-name="ch5">
            <chart:title svg:x="0.451cm" svg:y="9.315cm" chart:style-name="ch7">
              <text:p>Precision</text:p>
            </chart:title>
            <chart:grid chart:style-name="ch8" chart:class="major"/>
          </chart:axis>
          <chart:series chart:style-name="ch9" chart:values-cell-range-address="Sheet2.E3:Sheet2.E13" chart:label-cell-address="Sheet2.E2:Sheet2.E2" chart:class="chart:scatter">
            <chart:domain table:cell-range-address="Sheet2.D3:Sheet2.D13"/>
            <chart:data-point chart:repeated="11"/>
          </chart:series>
          <chart:series chart:style-name="ch10" chart:values-cell-range-address="Sheet2.F3:Sheet2.F13" chart:label-cell-address="Sheet2.F2:Sheet2.F2" chart:class="chart:scatter">
            <chart:data-point chart:repeated="11"/>
          </chart:series>
          <chart:series chart:style-name="ch11" chart:values-cell-range-address="Sheet2.G3:Sheet2.G13" chart:label-cell-address="Sheet2.G2:Sheet2.G2" chart:class="chart:scatter">
            <chart:data-point chart:repeated="11"/>
          </chart:series>
          <chart:series chart:style-name="ch12" chart:values-cell-range-address="Sheet2.H3:Sheet2.H13" chart:label-cell-address="Sheet2.H2:Sheet2.H2" chart:class="chart:scatter">
            <chart:data-point chart:repeated="11"/>
          </chart:series>
          <chart:series chart:style-name="ch13" chart:values-cell-range-address="Sheet2.E18:Sheet2.E28" chart:label-cell-address="Sheet2.E17:Sheet2.E17" chart:class="chart:scatter">
            <chart:data-point chart:repeated="11"/>
          </chart:series>
          <chart:series chart:style-name="ch14" chart:values-cell-range-address="Sheet2.F18:Sheet2.F28" chart:label-cell-address="Sheet2.F17:Sheet2.F17" chart:class="chart:scatter">
            <chart:domain table:cell-range-address="Sheet2.D18:Sheet2.D28"/>
            <chart:data-point chart:repeated="11"/>
          </chart:series>
          <chart:series chart:style-name="ch15" chart:values-cell-range-address="Sheet2.G18:Sheet2.G28" chart:label-cell-address="Sheet2.G17:Sheet2.G17" chart:class="chart:scatter">
            <chart:domain table:cell-range-address="Sheet2.D18:Sheet2.D28"/>
            <chart:data-point chart:repeated="11"/>
          </chart:series>
          <chart:series chart:style-name="ch16" chart:values-cell-range-address="Sheet2.H18:Sheet2.H28" chart:label-cell-address="Sheet2.H17:Sheet2.H17" chart:class="chart:scatter">
            <chart:domain table:cell-range-address="Sheet2.D18:Sheet2.D28"/>
            <chart:data-point chart:repeated="8"/>
            <chart:data-point chart:style-name="ch17" chart:repeated="2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M-Precision</text:p>
                <draw:g>
                  <svg:desc>Sheet2.E2:Sheet2.E2</svg:desc>
                </draw:g>
              </table:table-cell>
              <table:table-cell office:value-type="string">
                <text:p>F-Precision</text:p>
                <draw:g>
                  <svg:desc>Sheet2.F2:Sheet2.F2</svg:desc>
                </draw:g>
              </table:table-cell>
              <table:table-cell office:value-type="string">
                <text:p>M-Precision</text:p>
                <draw:g>
                  <svg:desc>Sheet2.G2:Sheet2.G2</svg:desc>
                </draw:g>
              </table:table-cell>
              <table:table-cell office:value-type="string">
                <text:p>D-Precision</text:p>
                <draw:g>
                  <svg:desc>Sheet2.H2:Sheet2.H2</svg:desc>
                </draw:g>
              </table:table-cell>
              <table:table-cell office:value-type="string">
                <text:p>0.2-IM-Precision</text:p>
                <draw:g>
                  <svg:desc>Sheet2.E17:Sheet2.E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F-Precision</text:p>
                <draw:g>
                  <svg:desc>Sheet2.F17:Sheet2.F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M-Precision</text:p>
                <draw:g>
                  <svg:desc>Sheet2.G17:Sheet2.G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D-Precision</text:p>
                <draw:g>
                  <svg:desc>Sheet2.H17:Sheet2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3:Sheet2.D13</svg:desc>
                </draw:g>
              </table:table-cell>
              <table:table-cell office:value-type="float" office:value="1">
                <text:p>1</text:p>
                <draw:g>
                  <svg:desc>Sheet2.E3:Sheet2.E13</svg:desc>
                </draw:g>
              </table:table-cell>
              <table:table-cell office:value-type="float" office:value="1">
                <text:p>1</text:p>
                <draw:g>
                  <svg:desc>Sheet2.F3:Sheet2.F13</svg:desc>
                </draw:g>
              </table:table-cell>
              <table:table-cell office:value-type="float" office:value="1">
                <text:p>1</text:p>
                <draw:g>
                  <svg:desc>Sheet2.G3:Sheet2.G13</svg:desc>
                </draw:g>
              </table:table-cell>
              <table:table-cell office:value-type="float" office:value="1">
                <text:p>1</text:p>
                <draw:g>
                  <svg:desc>Sheet2.H3:Sheet2.H13</svg:desc>
                </draw:g>
              </table:table-cell>
              <table:table-cell office:value-type="float" office:value="0.8">
                <text:p>0.8</text:p>
                <draw:g>
                  <svg:desc>Sheet2.E18:Sheet2.E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F18:Sheet2.F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G18:Sheet2.G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H18:Sheet2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19527519317">
                <text:p>0.9019527519317</text:p>
              </table:table-cell>
              <table:table-cell office:value-type="float" office:value="0.935411027931115">
                <text:p>0.935411027931115</text:p>
              </table:table-cell>
              <table:table-cell office:value-type="float" office:value="0.953090151481186">
                <text:p>0.953090151481186</text:p>
              </table:table-cell>
              <table:table-cell office:value-type="float" office:value="0.955118106356615">
                <text:p>0.955118106356615</text:p>
              </table:table-cell>
              <table:table-cell office:value-type="float" office:value="0.727628567900566">
                <text:p>0.727628567900566</text:p>
              </table:table-cell>
              <table:table-cell office:value-type="float" office:value="0.1">
                <text:p>0.1</text:p>
              </table:table-cell>
              <table:table-cell office:value-type="float" office:value="0.739563504652693">
                <text:p>0.739563504652693</text:p>
              </table:table-cell>
              <table:table-cell office:value-type="float" office:value="0.1">
                <text:p>0.1</text:p>
              </table:table-cell>
              <table:table-cell office:value-type="float" office:value="0.779671842393402">
                <text:p>0.779671842393402</text:p>
              </table:table-cell>
              <table:table-cell office:value-type="float" office:value="0.1">
                <text:p>0.1</text:p>
              </table:table-cell>
              <table:table-cell office:value-type="float" office:value="0.778781606224003">
                <text:p>0.778781606224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06144720928239">
                <text:p>0.806144720928239</text:p>
              </table:table-cell>
              <table:table-cell office:value-type="float" office:value="0.824219582233535">
                <text:p>0.824219582233535</text:p>
              </table:table-cell>
              <table:table-cell office:value-type="float" office:value="0.855467467377152">
                <text:p>0.855467467377152</text:p>
              </table:table-cell>
              <table:table-cell office:value-type="float" office:value="0.816677296508885">
                <text:p>0.816677296508885</text:p>
              </table:table-cell>
              <table:table-cell office:value-type="float" office:value="0.637254302804605">
                <text:p>0.637254302804605</text:p>
              </table:table-cell>
              <table:table-cell office:value-type="float" office:value="0.2">
                <text:p>0.2</text:p>
              </table:table-cell>
              <table:table-cell office:value-type="float" office:value="0.604636757953941">
                <text:p>0.604636757953941</text:p>
              </table:table-cell>
              <table:table-cell office:value-type="float" office:value="0.2">
                <text:p>0.2</text:p>
              </table:table-cell>
              <table:table-cell office:value-type="float" office:value="0.6992649908812">
                <text:p>0.6992649908812</text:p>
              </table:table-cell>
              <table:table-cell office:value-type="float" office:value="0.2">
                <text:p>0.2</text:p>
              </table:table-cell>
              <table:table-cell office:value-type="float" office:value="0.628386043105905">
                <text:p>0.628386043105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53645237275851">
                <text:p>0.753645237275851</text:p>
              </table:table-cell>
              <table:table-cell office:value-type="float" office:value="0.751691728390304">
                <text:p>0.751691728390304</text:p>
              </table:table-cell>
              <table:table-cell office:value-type="float" office:value="0.83383149388355">
                <text:p>0.83383149388355</text:p>
              </table:table-cell>
              <table:table-cell office:value-type="float" office:value="0.931863443765112">
                <text:p>0.931863443765112</text:p>
              </table:table-cell>
              <table:table-cell office:value-type="float" office:value="0.527266993711716">
                <text:p>0.527266993711716</text:p>
              </table:table-cell>
              <table:table-cell office:value-type="float" office:value="0.3">
                <text:p>0.3</text:p>
              </table:table-cell>
              <table:table-cell office:value-type="float" office:value="0.599736941401888">
                <text:p>0.599736941401888</text:p>
              </table:table-cell>
              <table:table-cell office:value-type="float" office:value="0.3">
                <text:p>0.3</text:p>
              </table:table-cell>
              <table:table-cell office:value-type="float" office:value="0.557819565047891">
                <text:p>0.557819565047891</text:p>
              </table:table-cell>
              <table:table-cell office:value-type="float" office:value="0.3">
                <text:p>0.3</text:p>
              </table:table-cell>
              <table:table-cell office:value-type="float" office:value="0.546487736247194">
                <text:p>0.546487736247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83839748348923">
                <text:p>0.683839748348923</text:p>
              </table:table-cell>
              <table:table-cell office:value-type="float" office:value="0.695855179068515">
                <text:p>0.695855179068515</text:p>
              </table:table-cell>
              <table:table-cell office:value-type="float" office:value="0.718351908411814">
                <text:p>0.718351908411814</text:p>
              </table:table-cell>
              <table:table-cell office:value-type="float" office:value="0.773391288990235">
                <text:p>0.773391288990235</text:p>
              </table:table-cell>
              <table:table-cell office:value-type="float" office:value="0.408125955774843">
                <text:p>0.408125955774843</text:p>
              </table:table-cell>
              <table:table-cell office:value-type="float" office:value="0.4">
                <text:p>0.4</text:p>
              </table:table-cell>
              <table:table-cell office:value-type="float" office:value="0.44013625373314">
                <text:p>0.44013625373314</text:p>
              </table:table-cell>
              <table:table-cell office:value-type="float" office:value="0.4">
                <text:p>0.4</text:p>
              </table:table-cell>
              <table:table-cell office:value-type="float" office:value="0.465303081608051">
                <text:p>0.465303081608051</text:p>
              </table:table-cell>
              <table:table-cell office:value-type="float" office:value="0.4">
                <text:p>0.4</text:p>
              </table:table-cell>
              <table:table-cell office:value-type="float" office:value="0.42566348997664">
                <text:p>0.42566348997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3422397593282">
                <text:p>0.53422397593282</text:p>
              </table:table-cell>
              <table:table-cell office:value-type="float" office:value="0.62757377818804">
                <text:p>0.62757377818804</text:p>
              </table:table-cell>
              <table:table-cell office:value-type="float" office:value="0.695161249883341">
                <text:p>0.695161249883341</text:p>
              </table:table-cell>
              <table:table-cell office:value-type="float" office:value="0.782274113330141">
                <text:p>0.782274113330141</text:p>
              </table:table-cell>
              <table:table-cell office:value-type="float" office:value="0.357128795447609">
                <text:p>0.357128795447609</text:p>
              </table:table-cell>
              <table:table-cell office:value-type="float" office:value="0.5">
                <text:p>0.5</text:p>
              </table:table-cell>
              <table:table-cell office:value-type="float" office:value="0.35676846926029">
                <text:p>0.35676846926029</text:p>
              </table:table-cell>
              <table:table-cell office:value-type="float" office:value="0.5">
                <text:p>0.5</text:p>
              </table:table-cell>
              <table:table-cell office:value-type="float" office:value="0.384565250382701">
                <text:p>0.384565250382701</text:p>
              </table:table-cell>
              <table:table-cell office:value-type="float" office:value="0.5">
                <text:p>0.5</text:p>
              </table:table-cell>
              <table:table-cell office:value-type="float" office:value="0.353374457904241">
                <text:p>0.353374457904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6314694934968">
                <text:p>0.46314694934968</text:p>
              </table:table-cell>
              <table:table-cell office:value-type="float" office:value="0.580012586329527">
                <text:p>0.580012586329527</text:p>
              </table:table-cell>
              <table:table-cell office:value-type="float" office:value="0.583935284662393">
                <text:p>0.583935284662393</text:p>
              </table:table-cell>
              <table:table-cell office:value-type="float" office:value="0.453842094705355">
                <text:p>0.453842094705355</text:p>
              </table:table-cell>
              <table:table-cell office:value-type="float" office:value="0.271720236891291">
                <text:p>0.271720236891291</text:p>
              </table:table-cell>
              <table:table-cell office:value-type="float" office:value="0.6">
                <text:p>0.6</text:p>
              </table:table-cell>
              <table:table-cell office:value-type="float" office:value="0.229057070725047">
                <text:p>0.229057070725047</text:p>
              </table:table-cell>
              <table:table-cell office:value-type="float" office:value="0.6">
                <text:p>0.6</text:p>
              </table:table-cell>
              <table:table-cell office:value-type="float" office:value="0.233503630060405">
                <text:p>0.233503630060405</text:p>
              </table:table-cell>
              <table:table-cell office:value-type="float" office:value="0.6">
                <text:p>0.6</text:p>
              </table:table-cell>
              <table:table-cell office:value-type="float" office:value="0.229846618143242">
                <text:p>0.229846618143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81190032853718">
                <text:p>0.381190032853718</text:p>
              </table:table-cell>
              <table:table-cell office:value-type="float" office:value="0.485774652786772">
                <text:p>0.485774652786772</text:p>
              </table:table-cell>
              <table:table-cell office:value-type="float" office:value="0.430546074554234">
                <text:p>0.430546074554234</text:p>
              </table:table-cell>
              <table:table-cell office:value-type="float" office:value="0.405181388717315">
                <text:p>0.405181388717315</text:p>
              </table:table-cell>
              <table:table-cell office:value-type="float" office:value="0.183266835545036">
                <text:p>0.183266835545036</text:p>
              </table:table-cell>
              <table:table-cell office:value-type="float" office:value="0.7">
                <text:p>0.7</text:p>
              </table:table-cell>
              <table:table-cell office:value-type="float" office:value="0.126323832657679">
                <text:p>0.126323832657679</text:p>
              </table:table-cell>
              <table:table-cell office:value-type="float" office:value="0.7">
                <text:p>0.7</text:p>
              </table:table-cell>
              <table:table-cell office:value-type="float" office:value="0.116902990977098">
                <text:p>0.116902990977098</text:p>
              </table:table-cell>
              <table:table-cell office:value-type="float" office:value="0.7">
                <text:p>0.7</text:p>
              </table:table-cell>
              <table:table-cell office:value-type="float" office:value="0.180285961917361">
                <text:p>0.180285961917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15408861329797">
                <text:p>0.215408861329797</text:p>
              </table:table-cell>
              <table:table-cell office:value-type="float" office:value="0.331602218415634">
                <text:p>0.331602218415634</text:p>
              </table:table-cell>
              <table:table-cell office:value-type="float" office:value="0.269790252443558">
                <text:p>0.269790252443558</text:p>
              </table:table-cell>
              <table:table-cell office:value-type="float" office:value="0.459793391986811">
                <text:p>0.459793391986811</text:p>
              </table:table-cell>
              <table:table-cell office:value-type="float" office:value="0.050415724153613">
                <text:p>0.050415724153613</text:p>
              </table:table-cell>
              <table:table-cell office:value-type="float" office:value="0.8">
                <text:p>0.8</text:p>
              </table:table-cell>
              <table:table-cell office:value-type="float" office:value="0.0746511330362485">
                <text:p>0.0746511330362485</text:p>
              </table:table-cell>
              <table:table-cell office:value-type="float" office:value="0.8">
                <text:p>0.8</text:p>
              </table:table-cell>
              <table:table-cell office:value-type="float" office:value="0.0952510131730348">
                <text:p>0.0952510131730348</text:p>
              </table:table-cell>
              <table:table-cell office:value-type="float" office:value="0.8">
                <text:p>0.8</text:p>
              </table:table-cell>
              <table:table-cell office:value-type="float" office:value="0.0118634169328563">
                <text:p>0.0118634169328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85043002695368">
                <text:p>0.185043002695368</text:p>
              </table:table-cell>
              <table:table-cell office:value-type="float" office:value="0.107831104981078">
                <text:p>0.107831104981078</text:p>
              </table:table-cell>
              <table:table-cell office:value-type="float" office:value="0.241553751345479">
                <text:p>0.241553751345479</text:p>
              </table:table-cell>
              <table:table-cell office:value-type="float" office:value="0.342607017072139">
                <text:p>0.342607017072139</text:p>
              </table:table-cell>
              <table:table-cell office:value-type="float" office:value="-0.0270491056177163">
                <text:p>-0.0270491056177163</text:p>
              </table:table-cell>
              <table:table-cell office:value-type="float" office:value="0.9">
                <text:p>0.9</text:p>
              </table:table-cell>
              <table:table-cell office:value-type="float" office:value="-0.0246487193872604">
                <text:p>-0.0246487193872604</text:p>
              </table:table-cell>
              <table:table-cell office:value-type="float" office:value="0.9">
                <text:p>0.9</text:p>
              </table:table-cell>
              <table:table-cell office:value-type="float" office:value="-0.0543035822274553">
                <text:p>-0.0543035822274553</text:p>
              </table:table-cell>
              <table:table-cell office:value-type="float" office:value="0.9">
                <text:p>0.9</text:p>
              </table:table-cell>
              <table:table-cell office:value-type="float" office:value="-0.0767908947400762">
                <text:p>-0.076790894740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0578122772886">
                <text:p>0.010578122772886</text:p>
              </table:table-cell>
              <table:table-cell office:value-type="float" office:value="0.153204249888926">
                <text:p>0.153204249888926</text:p>
              </table:table-cell>
              <table:table-cell office:value-type="float" office:value="0.0614042264019323">
                <text:p>0.0614042264019323</text:p>
              </table:table-cell>
              <table:table-cell office:value-type="float" office:value="0.0174395922089139">
                <text:p>0.0174395922089139</text:p>
              </table:table-cell>
              <table:table-cell office:value-type="float" office:value="-0.108717650418121">
                <text:p>-0.108717650418121</text:p>
              </table:table-cell>
              <table:table-cell office:value-type="float" office:value="1">
                <text:p>1</text:p>
              </table:table-cell>
              <table:table-cell office:value-type="float" office:value="-0.129856005162922">
                <text:p>-0.129856005162922</text:p>
              </table:table-cell>
              <table:table-cell office:value-type="float" office:value="1">
                <text:p>1</text:p>
              </table:table-cell>
              <table:table-cell office:value-type="float" office:value="-0.158972117392509">
                <text:p>-0.158972117392509</text:p>
              </table:table-cell>
              <table:table-cell office:value-type="float" office:value="1">
                <text:p>1</text:p>
              </table:table-cell>
              <table:table-cell office:value-type="float" office:value="-0.137041810053649">
                <text:p>-0.137041810053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